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600">
            <text:p>56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2mjaaj8b2trztae5pz</text:p>
          </table:table-cell>
          <table:table-cell office:value-type="string">
            <text:p>WHITE</text:p>
          </table:table-cell>
          <table:table-cell office:value-type="string">
            <text:p>Chardonnay Sol</text:p>
          </table:table-cell>
          <table:table-cell office:value-type="string">
            <text:p>Ronco del Gnemiz</text:p>
          </table:table-cell>
          <table:table-cell office:value-type="float" office:value="49.757324">
            <text:p>49.757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Ca'Fiui</text:p>
          </table:table-cell>
          <table:table-cell office:value-type="string">
            <text:p>Corte Sant'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50">
            <text:p>305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f6mn1tbtvkd2yzm79</text:p>
          </table:table-cell>
          <table:table-cell office:value-type="string">
            <text:p>RED</text:p>
          </table:table-cell>
          <table:table-cell office:value-type="string">
            <text:p>Valpolicella Ca'Fiui</text:p>
          </table:table-cell>
          <table:table-cell office:value-type="string">
            <text:p>Corte Sant'Alda</text:p>
          </table:table-cell>
          <table:table-cell office:value-type="float" office:value="57.95259">
            <text:p>57.952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 Vespa</text:p>
          </table:table-cell>
          <table:table-cell office:value-type="string">
            <text:p>Bastian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8">
            <text:p>2008</text:p>
          </table:table-cell>
          <table:table-cell office:value-type="float" office:value="13200">
            <text:p>13200</text:p>
          </table:table-cell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xh0cd0f1hzs7ah41</text:p>
          </table:table-cell>
          <table:table-cell office:value-type="string">
            <text:p>WHITE</text:p>
          </table:table-cell>
          <table:table-cell office:value-type="string">
            <text:p>Vespa Bianco</text:p>
          </table:table-cell>
          <table:table-cell office:value-type="string">
            <text:p>Bastianich</text:p>
          </table:table-cell>
          <table:table-cell office:value-type="float" office:value="46.475975">
            <text:p>46.475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3700">
            <text:p>37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Podernovi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32000">
            <text:p>32000</text:p>
          </table:table-cell>
          <table:table-cell office:value-type="float" office:value="18000">
            <text:p>180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tx6b6fv8g1tr4j02</text:p>
          </table:table-cell>
          <table:table-cell office:value-type="string">
            <text:p>RED</text:p>
          </table:table-cell>
          <table:table-cell office:value-type="string">
            <text:p>Podernovi Brunello di Montalcino</text:p>
          </table:table-cell>
          <table:table-cell office:value-type="string">
            <text:p>San Polo</text:p>
          </table:table-cell>
          <table:table-cell office:value-type="float" office:value="54.343567">
            <text:p>54.343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23000">
            <text:p>23000</text:p>
          </table:table-cell>
          <table:table-cell office:value-type="float" office:value="12000">
            <text:p>1200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800">
            <text:p>13800</text:p>
          </table:table-cell>
          <table:table-cell office:value-type="float" office:value="5800">
            <text:p>580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qj6h9w9rp9gsh81v1</text:p>
          </table:table-cell>
          <table:table-cell office:value-type="string">
            <text:p>RED</text:p>
          </table:table-cell>
          <table:table-cell office:value-type="string">
            <text:p>Barolo Perarmando</text:p>
          </table:table-cell>
          <table:table-cell office:value-type="string">
            <text:p>Parusso</text:p>
          </table:table-cell>
          <table:table-cell office:value-type="float" office:value="50.594456">
            <text:p>50.594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590">
            <text:p>25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d27tjz7dt25a6wpm</text:p>
          </table:table-cell>
          <table:table-cell office:value-type="string">
            <text:p>DESSERT</text:p>
          </table:table-cell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float" office:value="50.9487">
            <text:p>50.9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Eiswein</text:p>
          </table:table-cell>
          <table:table-cell office:value-type="string">
            <text:p>Kra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650">
            <text:p>26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8ecbeyt9ep2qhd9py</text:p>
          </table:table-cell>
          <table:table-cell office:value-type="string">
            <text:p>DESSERT</text:p>
          </table:table-cell>
          <table:table-cell office:value-type="string">
            <text:p>Eiswein Cuvée</text:p>
          </table:table-cell>
          <table:table-cell office:value-type="string">
            <text:p>Kracher</text:p>
          </table:table-cell>
          <table:table-cell office:value-type="float" office:value="34.086166">
            <text:p>34.086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400">
            <text:p>5400</text:p>
          </table:table-cell>
          <table:table-cell office:value-type="float" office:value="1980">
            <text:p>198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kmny2g5h2ttf5nen</text:p>
          </table:table-cell>
          <table:table-cell office:value-type="string">
            <text:p>RED</text:p>
          </table:table-cell>
          <table:table-cell office:value-type="string">
            <text:p>Merlot Niffo</text:p>
          </table:table-cell>
          <table:table-cell office:value-type="string">
            <text:p>Terre del Sillabo</text:p>
          </table:table-cell>
          <table:table-cell office:value-type="float" office:value="56.204105">
            <text:p>56.204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First Lady Bio </text:p>
          </table:table-cell>
          <table:table-cell office:value-type="string">
            <text:p>Papst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5">
            <text:p>2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zyb5sq0jq6cj8gje3ee73</text:p>
          </table:table-cell>
          <table:table-cell office:value-type="string">
            <text:p>WHITE</text:p>
          </table:table-cell>
          <table:table-cell office:value-type="string">
            <text:p>Chardonnay First Lady Bio</text:p>
          </table:table-cell>
          <table:table-cell office:value-type="string">
            <text:p>Papstlhof</text:p>
          </table:table-cell>
          <table:table-cell office:value-type="float" office:value="57.929348">
            <text:p>57.9293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Podernovi</text:p>
          </table:table-cell>
          <table:table-cell office:value-type="string">
            <text:p>San P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5400">
            <text:p>15400</text:p>
          </table:table-cell>
          <table:table-cell office:value-type="float" office:value="7500">
            <text:p>7500</text:p>
          </table:table-cell>
          <table:table-cell office:value-type="float" office:value="22">
            <text:p>22</text:p>
          </table:table-cell>
          <table:table-cell office:value-type="string">
            <text:p>I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ttx6b6fv8g1tr4j02</text:p>
          </table:table-cell>
          <table:table-cell office:value-type="string">
            <text:p>RED</text:p>
          </table:table-cell>
          <table:table-cell office:value-type="string">
            <text:p>Podernovi Brunello di Montalcino</text:p>
          </table:table-cell>
          <table:table-cell office:value-type="string">
            <text:p>San Polo</text:p>
          </table:table-cell>
          <table:table-cell office:value-type="float" office:value="54.343567">
            <text:p>54.343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200">
            <text:p>11200</text:p>
          </table:table-cell>
          <table:table-cell office:value-type="float" office:value="5400">
            <text:p>5400</text:p>
          </table:table-cell>
          <table:table-cell office:value-type="float" office:value="8">
            <text:p>8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y2hr954cemgymcadg</text:p>
          </table:table-cell>
          <table:table-cell office:value-type="string">
            <text:p>RED</text:p>
          </table:table-cell>
          <table:table-cell office:value-type="string">
            <text:p>Barolo Bricco Boschis</text:p>
          </table:table-cell>
          <table:table-cell office:value-type="string">
            <text:p>Cavallotto</text:p>
          </table:table-cell>
          <table:table-cell office:value-type="float" office:value="47.725025">
            <text:p>47.7250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Dosage Zero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4300">
            <text:p>43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rga1vq11xnb6290y</text:p>
          </table:table-cell>
          <table:table-cell office:value-type="string">
            <text:p>SPARKLING</text:p>
          </table:table-cell>
          <table:table-cell office:value-type="string">
            <text:p>Champagne Dosage Zéro</text:p>
          </table:table-cell>
          <table:table-cell office:value-type="string">
            <text:p>Bruno Paillard</text:p>
          </table:table-cell>
          <table:table-cell office:value-type="float" office:value="48.66136">
            <text:p>48.661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Solt</text:p>
          </table:table-cell>
          <table:table-cell office:value-type="string">
            <text:p>St. 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e4vawhrfzj1r6w10fw</text:p>
          </table:table-cell>
          <table:table-cell office:value-type="string">
            <text:p>WHITE</text:p>
          </table:table-cell>
          <table:table-cell office:value-type="string">
            <text:p>Solt Weissburgunder</text:p>
          </table:table-cell>
          <table:table-cell office:value-type="string">
            <text:p>St Quirinus</text:p>
          </table:table-cell>
          <table:table-cell office:value-type="float" office:value="46.447433">
            <text:p>46.4474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550">
            <text:p>255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Sivi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600">
            <text:p>5600</text:p>
          </table:table-cell>
          <table:table-cell office:value-type="float" office:value="1920">
            <text:p>1920</text:p>
          </table:table-cell>
          <table:table-cell office:value-type="float" office:value="10">
            <text:p>10</text:p>
          </table:table-cell>
          <table:table-cell office:value-type="string">
            <text:p>C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v66kq1z82cawagzd</text:p>
          </table:table-cell>
          <table:table-cell office:value-type="string">
            <text:p>WHITE</text:p>
          </table:table-cell>
          <table:table-cell office:value-type="string">
            <text:p>Pinot Grigio Sivi</text:p>
          </table:table-cell>
          <table:table-cell office:value-type="string">
            <text:p>Radikon</text:p>
          </table:table-cell>
          <table:table-cell office:value-type="float" office:value="45.007126">
            <text:p>45.007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float" office:value="48.347534">
            <text:p>48.347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ianco Vespa</text:p>
          </table:table-cell>
          <table:table-cell office:value-type="string">
            <text:p>Bastian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9">
            <text:p>2009</text:p>
          </table:table-cell>
          <table:table-cell office:value-type="float" office:value="13200">
            <text:p>13200</text:p>
          </table:table-cell>
          <table:table-cell office:value-type="float" office:value="5738">
            <text:p>5738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xh0cd0f1hzs7ah41</text:p>
          </table:table-cell>
          <table:table-cell office:value-type="string">
            <text:p>WHITE</text:p>
          </table:table-cell>
          <table:table-cell office:value-type="string">
            <text:p>Vespa Bianco</text:p>
          </table:table-cell>
          <table:table-cell office:value-type="string">
            <text:p>Bastianich</text:p>
          </table:table-cell>
          <table:table-cell office:value-type="float" office:value="46.475975">
            <text:p>46.475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Kaplja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6w80qcv5yfx9dvmbmkzm</text:p>
          </table:table-cell>
          <table:table-cell office:value-type="string">
            <text:p>WHITE</text:p>
          </table:table-cell>
          <table:table-cell office:value-type="string">
            <text:p>Collio Bianco Kaplja</text:p>
          </table:table-cell>
          <table:table-cell office:value-type="string">
            <text:p>Damijan Podversic</text:p>
          </table:table-cell>
          <table:table-cell office:value-type="float" office:value="64.05487">
            <text:p>64.0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Kaplja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400">
            <text:p>6400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6w80qcv5yfx9dvmbmkzm</text:p>
          </table:table-cell>
          <table:table-cell office:value-type="string">
            <text:p>WHITE</text:p>
          </table:table-cell>
          <table:table-cell office:value-type="string">
            <text:p>Collio Bianco Kaplja</text:p>
          </table:table-cell>
          <table:table-cell office:value-type="string">
            <text:p>Damijan Podversic</text:p>
          </table:table-cell>
          <table:table-cell office:value-type="float" office:value="64.05487">
            <text:p>64.0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650">
            <text:p>2650</text:p>
          </table:table-cell>
          <table:table-cell office:value-type="float" office:value="7">
            <text:p>7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800">
            <text:p>6800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650">
            <text:p>26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Pulsar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39.694515">
            <text:p>39.694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ianco Bla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hen7jnj4qtbsccdj</text:p>
          </table:table-cell>
          <table:table-cell office:value-type="string">
            <text:p>WHITE</text:p>
          </table:table-cell>
          <table:table-cell office:value-type="string">
            <text:p>Bla Bla Bla</text:p>
          </table:table-cell>
          <table:table-cell office:value-type="string">
            <text:p>Alois Lageder</text:p>
          </table:table-cell>
          <table:table-cell office:value-type="float" office:value="31.9443">
            <text:p>31.9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latterle Bla Bla 2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hbvg27ekb1tdbrryv</text:p>
          </table:table-cell>
          <table:table-cell office:value-type="string">
            <text:p>WHITE</text:p>
          </table:table-cell>
          <table:table-cell office:value-type="string">
            <text:p>Bla Bla 2</text:p>
          </table:table-cell>
          <table:table-cell office:value-type="string">
            <text:p>Alois Lageder</text:p>
          </table:table-cell>
          <table:table-cell office:value-type="float" office:value="65.50761">
            <text:p>65.50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arricante SciareVive Bianco </text:p>
          </table:table-cell>
          <table:table-cell office:value-type="string">
            <text:p>Vigneti Vecc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750">
            <text:p>1750</text:p>
          </table:table-cell>
          <table:table-cell office:value-type="float" office:value="8">
            <text:p>8</text:p>
          </table:table-cell>
          <table:table-cell office:value-type="string">
            <text:p>D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1kqkpttn7533hves3k</text:p>
          </table:table-cell>
          <table:table-cell office:value-type="string">
            <text:p>WHITE</text:p>
          </table:table-cell>
          <table:table-cell office:value-type="string">
            <text:p>Sciare Vive Bianco</text:p>
          </table:table-cell>
          <table:table-cell office:value-type="string">
            <text:p>Vigneti Vecchio</text:p>
          </table:table-cell>
          <table:table-cell office:value-type="float" office:value="33.40725">
            <text:p>33.407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Altkirch</text:p>
          </table:table-cell>
          <table:table-cell office:value-type="string">
            <text:p>K.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2950">
            <text:p>2950</text:p>
          </table:table-cell>
          <table:table-cell office:value-type="float" office:value="780">
            <text:p>78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3q5j6pqynm7112vj</text:p>
          </table:table-cell>
          <table:table-cell office:value-type="string">
            <text:p>WHITE</text:p>
          </table:table-cell>
          <table:table-cell office:value-type="string">
            <text:p>Altkirch Chardonnay</text:p>
          </table:table-cell>
          <table:table-cell office:value-type="string">
            <text:p>Kellerei Schreckbichl / Cantina Colterenzio</text:p>
          </table:table-cell>
          <table:table-cell office:value-type="float" office:value="32.314934">
            <text:p>32.3149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800">
            <text:p>5800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800">
            <text:p>5800</text:p>
          </table:table-cell>
          <table:table-cell office:value-type="float" office:value="2680">
            <text:p>2680</text:p>
          </table:table-cell>
          <table:table-cell office:value-type="float" office:value="30">
            <text:p>30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Pouilly- Sur la Roche</text:p>
          </table:table-cell>
          <table:table-cell office:value-type="string">
            <text:p>Saumaiz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300">
            <text:p>6300</text:p>
          </table:table-cell>
          <table:table-cell office:value-type="float" office:value="2600">
            <text:p>2600</text:p>
          </table:table-cell>
          <table:table-cell office:value-type="float" office:value="7">
            <text:p>7</text:p>
          </table:table-cell>
          <table:table-cell office:value-type="string">
            <text:p>A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5pnebymbw4d9r9zq8</text:p>
          </table:table-cell>
          <table:table-cell office:value-type="string">
            <text:p>WHITE</text:p>
          </table:table-cell>
          <table:table-cell office:value-type="string">
            <text:p>Sur La Roche Pouilly-Fuissé</text:p>
          </table:table-cell>
          <table:table-cell office:value-type="string">
            <text:p>Jacques &amp; Nathalie Saumaize</text:p>
          </table:table-cell>
          <table:table-cell office:value-type="float" office:value="35.69255">
            <text:p>35.69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osta Toscana</text:p>
          </table:table-cell>
          <table:table-cell office:value-type="string">
            <text:p>Terre del Silab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300">
            <text:p>5300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h2m42fgxbncfs7pzw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erre del Sillabo</text:p>
          </table:table-cell>
          <table:table-cell office:value-type="float" office:value="36.275284">
            <text:p>36.275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9">
            <text:p>9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io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2990">
            <text:p>2990</text:p>
          </table:table-cell>
          <table:table-cell office:value-type="float" office:value="2">
            <text:p>2</text:p>
          </table:table-cell>
          <table:table-cell office:value-type="string">
            <text:p>C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41.222713">
            <text:p>41.2227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800">
            <text:p>8800</text:p>
          </table:table-cell>
          <table:table-cell office:value-type="float" office:value="3940">
            <text:p>3940</text:p>
          </table:table-cell>
          <table:table-cell office:value-type="float" office:value="1">
            <text:p>1</text:p>
          </table:table-cell>
          <table:table-cell office:value-type="string">
            <text:p>B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25427">
            <text:p>53.1254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Bourgogne Blanc Cote d'Or</text:p>
          </table:table-cell>
          <table:table-cell office:value-type="string">
            <text:p>Jean Michael Gauno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2750">
            <text:p>2750</text:p>
          </table:table-cell>
          <table:table-cell office:value-type="float" office:value="14">
            <text:p>14</text:p>
          </table:table-cell>
          <table:table-cell office:value-type="string">
            <text:p>A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vrwzfgrj5vbyy7cmnc</text:p>
          </table:table-cell>
          <table:table-cell office:value-type="string">
            <text:p>WHITE</text:p>
          </table:table-cell>
          <table:table-cell office:value-type="string">
            <text:p>Bourgogne Blanc</text:p>
          </table:table-cell>
          <table:table-cell office:value-type="string">
            <text:p>Domaine Jean-Michel Gaunoux</text:p>
          </table:table-cell>
          <table:table-cell office:value-type="float" office:value="38.15085">
            <text:p>38.15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Pet Nat vol 4</text:p>
          </table:table-cell>
          <table:table-cell office:value-type="string">
            <text:p>Fuchs und Ha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900">
            <text:p>1900</text:p>
          </table:table-cell>
          <table:table-cell office:value-type="float" office:value="24">
            <text:p>24</text:p>
          </table:table-cell>
          <table:table-cell office:value-type="string">
            <text:p>E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kqr5p895jdsv16zga3</text:p>
          </table:table-cell>
          <table:table-cell office:value-type="string">
            <text:p>SPARKLING</text:p>
          </table:table-cell>
          <table:table-cell office:value-type="string">
            <text:p>Pet Nat Vol 4</text:p>
          </table:table-cell>
          <table:table-cell office:value-type="string">
            <text:p>Weingut Fuchs und Hase</text:p>
          </table:table-cell>
          <table:table-cell office:value-type="float" office:value="60.897915">
            <text:p>60.897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Pet Nat vol 2</text:p>
          </table:table-cell>
          <table:table-cell office:value-type="string">
            <text:p>Fuchs und Ha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700">
            <text:p>170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jsdm4z2grpr0bfh2f</text:p>
          </table:table-cell>
          <table:table-cell office:value-type="string">
            <text:p>SPARKLING</text:p>
          </table:table-cell>
          <table:table-cell office:value-type="string">
            <text:p>Pet Nat Vol 2</text:p>
          </table:table-cell>
          <table:table-cell office:value-type="string">
            <text:p>Weingut Fuchs und Hase</text:p>
          </table:table-cell>
          <table:table-cell office:value-type="float" office:value="60.704853">
            <text:p>60.7048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340">
            <text:p>1340</text:p>
          </table:table-cell>
          <table:table-cell office:value-type="float" office:value="4">
            <text:p>4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480">
            <text:p>1480</text:p>
          </table:table-cell>
          <table:table-cell office:value-type="float" office:value="11">
            <text:p>11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Anisos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99k7b5rmjbptynjsmt</text:p>
          </table:table-cell>
          <table:table-cell office:value-type="string">
            <text:p>WHITE</text:p>
          </table:table-cell>
          <table:table-cell office:value-type="string">
            <text:p>Anisos</text:p>
          </table:table-cell>
          <table:table-cell office:value-type="string">
            <text:p>Eugenio Rosi</text:p>
          </table:table-cell>
          <table:table-cell office:value-type="float" office:value="46.801647">
            <text:p>46.8016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20">
            <text:p>2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Dolom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800">
            <text:p>280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52.127457">
            <text:p>52.1274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80">
            <text:p>2080</text:p>
          </table:table-cell>
          <table:table-cell office:value-type="float" office:value="25">
            <text:p>2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LR Bianco Riserv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5030">
            <text:p>5030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q0cnkeygg6v18nakwyt14q</text:p>
          </table:table-cell>
          <table:table-cell office:value-type="string">
            <text:p>WHITE</text:p>
          </table:table-cell>
          <table:table-cell office:value-type="string">
            <text:p>LR Riserva</text:p>
          </table:table-cell>
          <table:table-cell office:value-type="string">
            <text:p>Kellerei Schreckbichl / Cantina Colterenzio</text:p>
          </table:table-cell>
          <table:table-cell office:value-type="float" office:value="30.876719">
            <text:p>30.8767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Appiu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6600">
            <text:p>16600</text:p>
          </table:table-cell>
          <table:table-cell office:value-type="float" office:value="7800">
            <text:p>7800</text:p>
          </table:table-cell>
          <table:table-cell office:value-type="float" office:value="5">
            <text:p>5</text:p>
          </table:table-cell>
          <table:table-cell office:value-type="string">
            <text:p>B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6919">
            <text:p>34.069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110">
            <text:p>3110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Mus -XI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tpv3ww2mg31c1175</text:p>
          </table:table-cell>
          <table:table-cell office:value-type="string">
            <text:p>WHITE</text:p>
          </table:table-cell>
          <table:table-cell office:value-type="string">
            <text:p>MUS XIX</text:p>
          </table:table-cell>
          <table:table-cell office:value-type="string">
            <text:p>Alois Lageder</text:p>
          </table:table-cell>
          <table:table-cell office:value-type="float" office:value="37.047523">
            <text:p>37.047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Zie XVIII Dolomiti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9ckt8vd49mr72qgt</text:p>
          </table:table-cell>
          <table:table-cell office:value-type="string">
            <text:p>WHITE</text:p>
          </table:table-cell>
          <table:table-cell office:value-type="string">
            <text:p>ZIE</text:p>
          </table:table-cell>
          <table:table-cell office:value-type="string">
            <text:p>Alois Lageder</text:p>
          </table:table-cell>
          <table:table-cell office:value-type="float" office:value="28.50204">
            <text:p>28.502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SEM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gytqm5bkkv6wyz3nm</text:p>
          </table:table-cell>
          <table:table-cell office:value-type="string">
            <text:p>WHITE</text:p>
          </table:table-cell>
          <table:table-cell office:value-type="string">
            <text:p>Sem XVII</text:p>
          </table:table-cell>
          <table:table-cell office:value-type="string">
            <text:p>Alois Lageder</text:p>
          </table:table-cell>
          <table:table-cell office:value-type="float" office:value="25.0707">
            <text:p>25.0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Weiss Timotheus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6vwtte6b54h9q1f8ap</text:p>
          </table:table-cell>
          <table:table-cell office:value-type="string">
            <text:p>WHITE</text:p>
          </table:table-cell>
          <table:table-cell office:value-type="string">
            <text:p>Timotheus Weiss</text:p>
          </table:table-cell>
          <table:table-cell office:value-type="string">
            <text:p>Gut Oggau</text:p>
          </table:table-cell>
          <table:table-cell office:value-type="float" office:value="60.472336">
            <text:p>60.4723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Weiss Theodora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6400">
            <text:p>6400</text:p>
          </table:table-cell>
          <table:table-cell office:value-type="float" office:value="2450">
            <text:p>2450</text:p>
          </table:table-cell>
          <table:table-cell office:value-type="float" office:value="9">
            <text:p>9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97kvzy2qcczf7wmxxj</text:p>
          </table:table-cell>
          <table:table-cell office:value-type="string">
            <text:p>WHITE</text:p>
          </table:table-cell>
          <table:table-cell office:value-type="string">
            <text:p>Theodora</text:p>
          </table:table-cell>
          <table:table-cell office:value-type="string">
            <text:p>Gut Oggau</text:p>
          </table:table-cell>
          <table:table-cell office:value-type="float" office:value="53.333393">
            <text:p>53.333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Bio Graue Freiheit</text:p>
          </table:table-cell>
          <table:table-cell office:value-type="string">
            <text:p>Heinrich Freyhe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cmr7ky05k0cp1jnny</text:p>
          </table:table-cell>
          <table:table-cell office:value-type="string">
            <text:p>WHITE</text:p>
          </table:table-cell>
          <table:table-cell office:value-type="string">
            <text:p>Graue Freyheit Bio</text:p>
          </table:table-cell>
          <table:table-cell office:value-type="string">
            <text:p>Heinrich</text:p>
          </table:table-cell>
          <table:table-cell office:value-type="float" office:value="40.536278">
            <text:p>40.536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uvee Materia Prima Bio </text:p>
          </table:table-cell>
          <table:table-cell office:value-type="string">
            <text:p>Fri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900">
            <text:p>5900</text:p>
          </table:table-cell>
          <table:table-cell office:value-type="float" office:value="2400">
            <text:p>2400</text:p>
          </table:table-cell>
          <table:table-cell office:value-type="float" office:value="8">
            <text:p>8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ztry83aw1x1q825mpr</text:p>
          </table:table-cell>
          <table:table-cell office:value-type="string">
            <text:p>WHITE</text:p>
          </table:table-cell>
          <table:table-cell office:value-type="string">
            <text:p>Materia Prima</text:p>
          </table:table-cell>
          <table:table-cell office:value-type="string">
            <text:p>Weinberghof Fritsch</text:p>
          </table:table-cell>
          <table:table-cell office:value-type="float" office:value="36.642113">
            <text:p>36.642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Mitterberg IGT/Doc</text:p>
          </table:table-cell>
          <table:table-cell office:value-type="string">
            <text:p>In der Eben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660">
            <text:p>166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vtz4gasvnzdygyt5</text:p>
          </table:table-cell>
          <table:table-cell office:value-type="string">
            <text:p>WHITE</text:p>
          </table:table-cell>
          <table:table-cell office:value-type="string">
            <text:p>Gewürztraminer Bio</text:p>
          </table:table-cell>
          <table:table-cell office:value-type="string">
            <text:p>Weingut In Der Eben</text:p>
          </table:table-cell>
          <table:table-cell office:value-type="float" office:value="29.285772">
            <text:p>29.285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Emmeramm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200">
            <text:p>920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7sj279znv7n6vs22ah</text:p>
          </table:table-cell>
          <table:table-cell office:value-type="string">
            <text:p>WHITE</text:p>
          </table:table-cell>
          <table:table-cell office:value-type="string">
            <text:p>Emmeram Gewürztraminer</text:p>
          </table:table-cell>
          <table:table-cell office:value-type="string">
            <text:p>Gut Oggau</text:p>
          </table:table-cell>
          <table:table-cell office:value-type="float" office:value="56.687492">
            <text:p>56.6874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 Thur XVI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6jexktfa5nk0ghzv</text:p>
          </table:table-cell>
          <table:table-cell office:value-type="string">
            <text:p>WHITE</text:p>
          </table:table-cell>
          <table:table-cell office:value-type="string">
            <text:p>THUR XVI</text:p>
          </table:table-cell>
          <table:table-cell office:value-type="string">
            <text:p>Alois Lageder</text:p>
          </table:table-cell>
          <table:table-cell office:value-type="float" office:value="53.64046">
            <text:p>53.64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gato/Vermentino Crescendo</text:p>
          </table:table-cell>
          <table:table-cell office:value-type="string">
            <text:p>Tenuta Selva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g1d46m71ac863csjq1j</text:p>
          </table:table-cell>
          <table:table-cell office:value-type="string">
            <text:p>WHITE</text:p>
          </table:table-cell>
          <table:table-cell office:value-type="string">
            <text:p>Crescendo</text:p>
          </table:table-cell>
          <table:table-cell office:value-type="string">
            <text:p>Selvadolce</text:p>
          </table:table-cell>
          <table:table-cell office:value-type="float" office:value="43.159054">
            <text:p>43.1590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Rebula Blu</text:p>
          </table:table-cell>
          <table:table-cell office:value-type="string">
            <text:p>Nan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243">
            <text:p>1243</text:p>
          </table:table-cell>
          <table:table-cell office:value-type="float" office:value="10">
            <text:p>10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j49svwy7q1ke3h3jms</text:p>
          </table:table-cell>
          <table:table-cell office:value-type="string">
            <text:p>WHITE</text:p>
          </table:table-cell>
          <table:table-cell office:value-type="string">
            <text:p>Rebula Blue Label</text:p>
          </table:table-cell>
          <table:table-cell office:value-type="string">
            <text:p>Nando</text:p>
          </table:table-cell>
          <table:table-cell office:value-type="float" office:value="40.381634">
            <text:p>40.381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Gravner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1200">
            <text:p>112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10041">
            <text:p>44.10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Damijan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>
            <text:p>D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xjdxrptksrwbekv4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Damijan Podversic</text:p>
          </table:table-cell>
          <table:table-cell office:value-type="float" office:value="64.561386">
            <text:p>64.561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Vom Schiefer</text:p>
          </table:table-cell>
          <table:table-cell office:value-type="string">
            <text:p>Clüsserat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1250">
            <text:p>1250</text:p>
          </table:table-cell>
          <table:table-cell office:value-type="float" office:value="14">
            <text:p>14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t7a93yk5xn74mzwrc</text:p>
          </table:table-cell>
          <table:table-cell office:value-type="string">
            <text:p>WHITE</text:p>
          </table:table-cell>
          <table:table-cell office:value-type="string">
            <text:p>Vom Schiefer Riesling</text:p>
          </table:table-cell>
          <table:table-cell office:value-type="string">
            <text:p>Ansgar Clüsserath</text:p>
          </table:table-cell>
          <table:table-cell office:value-type="float" office:value="36.0418">
            <text:p>36.0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 Kirchberg</text:p>
          </table:table-cell>
          <table:table-cell office:value-type="string">
            <text:p>Heymann- Löw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300">
            <text:p>3300</text:p>
          </table:table-cell>
          <table:table-cell office:value-type="float" office:value="10">
            <text:p>10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dy4ggcgxx7z017xfv</text:p>
          </table:table-cell>
          <table:table-cell office:value-type="string">
            <text:p>WHITE</text:p>
          </table:table-cell>
          <table:table-cell office:value-type="string">
            <text:p>Kirchberg</text:p>
          </table:table-cell>
          <table:table-cell office:value-type="string">
            <text:p>Heymann-Löwenstein</text:p>
          </table:table-cell>
          <table:table-cell office:value-type="float" office:value="44.379528">
            <text:p>44.3795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Porphyr &amp; Kalk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610">
            <text:p>161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42.760353">
            <text:p>42.760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Lafoa</text:p>
          </table:table-cell>
          <table:table-cell office:value-type="string">
            <text:p>K.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1939">
            <text:p>1939</text:p>
          </table:table-cell>
          <table:table-cell office:value-type="float" office:value="24">
            <text:p>24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18-19-20 Pulsar</text:p>
          </table:table-cell>
          <table:table-cell office:value-type="string">
            <text:p>Roberto Ferrari</text:p>
          </table:table-cell>
          <table:table-cell office:value-type="string">
            <text:p>18-19-20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42.483997">
            <text:p>42.483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Pouilly Fumé En Travertin</text:p>
          </table:table-cell>
          <table:table-cell office:value-type="string">
            <text:p>D. Henri Bourge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814">
            <text:p>1814</text:p>
          </table:table-cell>
          <table:table-cell office:value-type="float" office:value="6">
            <text:p>6</text:p>
          </table:table-cell>
          <table:table-cell office:value-type="string">
            <text:p>A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k90nfsntz07mkcngt</text:p>
          </table:table-cell>
          <table:table-cell office:value-type="string">
            <text:p>WHITE</text:p>
          </table:table-cell>
          <table:table-cell office:value-type="string">
            <text:p>Pouilly-Fumé En Travertin</text:p>
          </table:table-cell>
          <table:table-cell office:value-type="string">
            <text:p>Henri Bourgeois</text:p>
          </table:table-cell>
          <table:table-cell office:value-type="float" office:value="58.0365">
            <text:p>58.03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 Sancerre Blanc Le Pierrier</text:p>
          </table:table-cell>
          <table:table-cell office:value-type="string">
            <text:p>Thomas &amp; Fil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string">
            <text:p>A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d676jvasa38xavzsd</text:p>
          </table:table-cell>
          <table:table-cell office:value-type="string">
            <text:p>WHITE</text:p>
          </table:table-cell>
          <table:table-cell office:value-type="string">
            <text:p>Sancerre Le Pierrier</text:p>
          </table:table-cell>
          <table:table-cell office:value-type="string">
            <text:p>Domaine Thomas &amp; Fils</text:p>
          </table:table-cell>
          <table:table-cell office:value-type="float" office:value="35.40586">
            <text:p>35.40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dicchio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10200">
            <text:p>10200</text:p>
          </table:table-cell>
          <table:table-cell office:value-type="float" office:value="4750">
            <text:p>47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cyhe0rjtn84cj8ns</text:p>
          </table:table-cell>
          <table:table-cell office:value-type="string">
            <text:p>WHITE</text:p>
          </table:table-cell>
          <table:table-cell office:value-type="string">
            <text:p>Il San Lorenzo Bianco</text:p>
          </table:table-cell>
          <table:table-cell office:value-type="string">
            <text:p>Fattoria San Lorenzo</text:p>
          </table:table-cell>
          <table:table-cell office:value-type="float" office:value="51.47798">
            <text:p>51.47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Vitovsk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56.021133">
            <text:p>56.02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Vitovska Collectio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0200">
            <text:p>10200</text:p>
          </table:table-cell>
          <table:table-cell office:value-type="float" office:value="4400">
            <text:p>440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0x61mc0g2w7ecew2</text:p>
          </table:table-cell>
          <table:table-cell office:value-type="string">
            <text:p>WHITE</text:p>
          </table:table-cell>
          <table:table-cell office:value-type="string">
            <text:p>Vitovska Collection</text:p>
          </table:table-cell>
          <table:table-cell office:value-type="string">
            <text:p>Zidarich</text:p>
          </table:table-cell>
          <table:table-cell office:value-type="float" office:value="58.113968">
            <text:p>58.1139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vska Vitovska Collection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600">
            <text:p>10600</text:p>
          </table:table-cell>
          <table:table-cell office:value-type="float" office:value="4900">
            <text:p>49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0x61mc0g2w7ecew2</text:p>
          </table:table-cell>
          <table:table-cell office:value-type="string">
            <text:p>WHITE</text:p>
          </table:table-cell>
          <table:table-cell office:value-type="string">
            <text:p>Vitovska Collection</text:p>
          </table:table-cell>
          <table:table-cell office:value-type="string">
            <text:p>Zidarich</text:p>
          </table:table-cell>
          <table:table-cell office:value-type="float" office:value="58.113968">
            <text:p>58.1139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itoska Origine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100">
            <text:p>3100</text:p>
          </table:table-cell>
          <table:table-cell office:value-type="float" office:value="18">
            <text:p>18</text:p>
          </table:table-cell>
          <table:table-cell office:value-type="string">
            <text:p>C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tgfhzehf4pngw112sx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Vodopivec</text:p>
          </table:table-cell>
          <table:table-cell office:value-type="float" office:value="43.21505">
            <text:p>43.215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Kristallberg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570">
            <text:p>157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33.762794">
            <text:p>33.7627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Zibibbo Integer Zibibbo</text:p>
          </table:table-cell>
          <table:table-cell office:value-type="string">
            <text:p>De Bar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400">
            <text:p>4400</text:p>
          </table:table-cell>
          <table:table-cell office:value-type="float" office:value="1739">
            <text:p>173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qq2wdkd95c90cwj8e</text:p>
          </table:table-cell>
          <table:table-cell office:value-type="string">
            <text:p>WHITE</text:p>
          </table:table-cell>
          <table:table-cell office:value-type="string">
            <text:p>Integer Zibibbo</text:p>
          </table:table-cell>
          <table:table-cell office:value-type="string">
            <text:p>Marco de Bartoli</text:p>
          </table:table-cell>
          <table:table-cell office:value-type="float" office:value="50.06565">
            <text:p>50.06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Pinot Noir Brut D'Eulalie</text:p>
          </table:table-cell>
          <table:table-cell office:value-type="string">
            <text:p>Edouard Duv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3600">
            <text:p>360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ycw5dh1pmc5rn2mw7bwr4r</text:p>
          </table:table-cell>
          <table:table-cell office:value-type="string">
            <text:p>SPARKLING</text:p>
          </table:table-cell>
          <table:table-cell office:value-type="string">
            <text:p>Noir d'Eulalie Champagne</text:p>
          </table:table-cell>
          <table:table-cell office:value-type="string">
            <text:p>Edouard Duval</text:p>
          </table:table-cell>
          <table:table-cell office:value-type="float" office:value="55.214005">
            <text:p>55.2140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Vintage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3000">
            <text:p>33000</text:p>
          </table:table-cell>
          <table:table-cell office:value-type="float" office:value="12550">
            <text:p>125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44.34838">
            <text:p>44.348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lan de Blan Gran Cru</text:p>
          </table:table-cell>
          <table:table-cell office:value-type="string">
            <text:p>Fernand Thi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900">
            <text:p>7900</text:p>
          </table:table-cell>
          <table:table-cell office:value-type="float" office:value="3429">
            <text:p>342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vgn1e7ffw7cntqhr06</text:p>
          </table:table-cell>
          <table:table-cell office:value-type="string">
            <text:p>SPARKLING</text:p>
          </table:table-cell>
          <table:table-cell office:value-type="string">
            <text:p>Champagne Grand Cru Blanc de Blancs Brut</text:p>
          </table:table-cell>
          <table:table-cell office:value-type="string">
            <text:p>Fernand Thill</text:p>
          </table:table-cell>
          <table:table-cell office:value-type="float" office:value="40.60251">
            <text:p>40.602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lanc du Blanc Nature</text:p>
          </table:table-cell>
          <table:table-cell office:value-type="string">
            <text:p>Laherte 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3700">
            <text:p>37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rcanhpm4prr1pphzn</text:p>
          </table:table-cell>
          <table:table-cell office:value-type="string">
            <text:p>SPARKLING</text:p>
          </table:table-cell>
          <table:table-cell office:value-type="string">
            <text:p>Champagne Blanc de Blancs Brut Nature</text:p>
          </table:table-cell>
          <table:table-cell office:value-type="string">
            <text:p>Laherte Freres</text:p>
          </table:table-cell>
          <table:table-cell office:value-type="float" office:value="48.506897">
            <text:p>48.5068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rut Doppio Erredi </text:p>
          </table:table-cell>
          <table:table-cell office:value-type="string">
            <text:p>Derbu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620">
            <text:p>162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4bg9s9j5b4s29c4dx</text:p>
          </table:table-cell>
          <table:table-cell office:value-type="string">
            <text:p>SPARKLING</text:p>
          </table:table-cell>
          <table:table-cell office:value-type="string">
            <text:p>Franciacorta Doppio Erre Di Brut</text:p>
          </table:table-cell>
          <table:table-cell office:value-type="string">
            <text:p>Derbusco Cives</text:p>
          </table:table-cell>
          <table:table-cell office:value-type="float" office:value="44.726692">
            <text:p>44.726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ranciacorta Brut La Capinear</text:p>
          </table:table-cell>
          <table:table-cell office:value-type="string">
            <text:p>Vigneti Cen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rc5e8snfb1ajfj1w8</text:p>
          </table:table-cell>
          <table:table-cell office:value-type="string">
            <text:p>SPARKLING</text:p>
          </table:table-cell>
          <table:table-cell office:value-type="string">
            <text:p>Franciacorta La Capinera Cuvée Brut</text:p>
          </table:table-cell>
          <table:table-cell office:value-type="string">
            <text:p>Vigneti Cenci</text:p>
          </table:table-cell>
          <table:table-cell office:value-type="float" office:value="52.32591">
            <text:p>52.32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osecco Extra Dry Serrai Serrai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50">
            <text:p>2950</text:p>
          </table:table-cell>
          <table:table-cell office:value-type="float" office:value="785">
            <text:p>785</text:p>
          </table:table-cell>
          <table:table-cell office:value-type="float" office:value="180">
            <text:p>18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8xh20v8847a7pn5g</text:p>
          </table:table-cell>
          <table:table-cell office:value-type="string">
            <text:p>SPARKLING</text:p>
          </table:table-cell>
          <table:table-cell office:value-type="string">
            <text:p>Serrai Prosecco Superiore Valdobbiadene Extra Dry</text:p>
          </table:table-cell>
          <table:table-cell office:value-type="string">
            <text:p>La Tordera</text:p>
          </table:table-cell>
          <table:table-cell office:value-type="float" office:value="51.795586">
            <text:p>51.7955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um Lambrusco Ancestrale</text:p>
          </table:table-cell>
          <table:table-cell office:value-type="string">
            <text:p>Bell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k92dze68g1xy708ah7</text:p>
          </table:table-cell>
          <table:table-cell office:value-type="string">
            <text:p>SPARKLING</text:p>
          </table:table-cell>
          <table:table-cell office:value-type="string">
            <text:p>Metodo Ancestrale Lambrusco Modena</text:p>
          </table:table-cell>
          <table:table-cell office:value-type="string">
            <text:p>Francesco Bellei &amp; C</text:p>
          </table:table-cell>
          <table:table-cell office:value-type="float" office:value="25.669155">
            <text:p>25.669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umante Brut Rosé</text:p>
          </table:table-cell>
          <table:table-cell office:value-type="string">
            <text:p>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1889">
            <text:p>1889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ashwk0xrb32kgz6j2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St Quirinus</text:p>
          </table:table-cell>
          <table:table-cell office:value-type="float" office:value="28.279486">
            <text:p>28.279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umante Brut Nature Cuvée 36</text:p>
          </table:table-cell>
          <table:table-cell office:value-type="string">
            <text:p>Casa Cate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1850">
            <text:p>18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rgzs8kt02hpqn5n1ey</text:p>
          </table:table-cell>
          <table:table-cell office:value-type="string">
            <text:p>SPARKLING</text:p>
          </table:table-cell>
          <table:table-cell office:value-type="string">
            <text:p>Cuvée 36 Nature Brut</text:p>
          </table:table-cell>
          <table:table-cell office:value-type="string">
            <text:p>Casa Caterina</text:p>
          </table:table-cell>
          <table:table-cell office:value-type="float" office:value="48.70894">
            <text:p>48.70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nto doc extra Brut Vent</text:p>
          </table:table-cell>
          <table:table-cell office:value-type="string">
            <text:p>Tob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490">
            <text:p>149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Metodo Classico Vent Extra Brut</text:p>
          </table:table-cell>
          <table:table-cell office:value-type="string">
            <text:p>Cantina Toblino</text:p>
          </table:table-cell>
          <table:table-cell office:value-type="float" office:value="33.48539">
            <text:p>33.485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licante Nero Bio Alicante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20">
            <text:p>20</text:p>
          </table:table-cell>
          <table:table-cell office:value-type="string">
            <text:p>I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gg46tam15g78tw5g</text:p>
          </table:table-cell>
          <table:table-cell office:value-type="string">
            <text:p>RED</text:p>
          </table:table-cell>
          <table:table-cell office:value-type="string">
            <text:p>Alicante Nero</text:p>
          </table:table-cell>
          <table:table-cell office:value-type="string">
            <text:p>Ampeleia</text:p>
          </table:table-cell>
          <table:table-cell office:value-type="float" office:value="55.21166">
            <text:p>55.21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Valmezzane</text:p>
          </table:table-cell>
          <table:table-cell office:value-type="string">
            <text:p>Corte Sant'Al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600">
            <text:p>9600</text:p>
          </table:table-cell>
          <table:table-cell office:value-type="float" office:value="4200">
            <text:p>4200</text:p>
          </table:table-cell>
          <table:table-cell office:value-type="float" office:value="8">
            <text:p>8</text:p>
          </table:table-cell>
          <table:table-cell office:value-type="string">
            <text:p>H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Amarone della Valpolicella Valmezzane Bio</text:p>
          </table:table-cell>
          <table:table-cell office:value-type="string">
            <text:p>Corte Sant'Alda</text:p>
          </table:table-cell>
          <table:table-cell office:value-type="float" office:value="49.249336">
            <text:p>49.2493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erretta Dog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0800">
            <text:p>10800</text:p>
          </table:table-cell>
          <table:table-cell office:value-type="float" office:value="3900">
            <text:p>3900</text:p>
          </table:table-cell>
          <table:table-cell office:value-type="float" office:value="1">
            <text:p>1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Cerretta Dog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12">
            <text:p>12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2ddmxeft7phsrsx20</text:p>
          </table:table-cell>
          <table:table-cell office:value-type="string">
            <text:p>RED</text:p>
          </table:table-cell>
          <table:table-cell office:value-type="string">
            <text:p>Barolo Cerretta</text:p>
          </table:table-cell>
          <table:table-cell office:value-type="string">
            <text:p>Giovanni Rosso</text:p>
          </table:table-cell>
          <table:table-cell office:value-type="float" office:value="52.526657">
            <text:p>52.5266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45.437313">
            <text:p>45.437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Serra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5100">
            <text:p>5100</text:p>
          </table:table-cell>
          <table:table-cell office:value-type="float" office:value="3">
            <text:p>3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44t9mp6bzdnde35py</text:p>
          </table:table-cell>
          <table:table-cell office:value-type="string">
            <text:p>RED</text:p>
          </table:table-cell>
          <table:table-cell office:value-type="string">
            <text:p>Barolo La Serra</text:p>
          </table:table-cell>
          <table:table-cell office:value-type="string">
            <text:p>Giovanni Rosso</text:p>
          </table:table-cell>
          <table:table-cell office:value-type="float" office:value="45.437313">
            <text:p>45.437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6400">
            <text:p>64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kaqpmdebbbese7tp4</text:p>
          </table:table-cell>
          <table:table-cell office:value-type="string">
            <text:p>RED</text:p>
          </table:table-cell>
          <table:table-cell office:value-type="string">
            <text:p>Barolo Le Coste - Mosconi</text:p>
          </table:table-cell>
          <table:table-cell office:value-type="string">
            <text:p>Parusso</text:p>
          </table:table-cell>
          <table:table-cell office:value-type="float" office:value="41.922455">
            <text:p>41.9224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Cler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400">
            <text:p>11400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xrpqw1d4re9846pkfws77h</text:p>
          </table:table-cell>
          <table:table-cell office:value-type="string">
            <text:p>RED</text:p>
          </table:table-cell>
          <table:table-cell office:value-type="string">
            <text:p>Barolo Aeroplanservaj</text:p>
          </table:table-cell>
          <table:table-cell office:value-type="string">
            <text:p>Domenico Clerico</text:p>
          </table:table-cell>
          <table:table-cell office:value-type="float" office:value="44.652416">
            <text:p>44.652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fränkisch Bertholdi</text:p>
          </table:table-cell>
          <table:table-cell office:value-type="string">
            <text:p>Gut 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6000">
            <text:p>16000</text:p>
          </table:table-cell>
          <table:table-cell office:value-type="float" office:value="7450">
            <text:p>74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gdec4becd4ntqsc1ck</text:p>
          </table:table-cell>
          <table:table-cell office:value-type="string">
            <text:p>RED</text:p>
          </table:table-cell>
          <table:table-cell office:value-type="string">
            <text:p>Bertholdi Rot</text:p>
          </table:table-cell>
          <table:table-cell office:value-type="string">
            <text:p>Gut Oggau</text:p>
          </table:table-cell>
          <table:table-cell office:value-type="float" office:value="51.395023">
            <text:p>51.3950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Istrice 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25">
            <text:p>1625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15">
            <text:p>34.60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Franc Chinon</text:p>
          </table:table-cell>
          <table:table-cell office:value-type="string">
            <text:p>Les Athletes du v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030">
            <text:p>103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y0kssewz4j1kx51zng</text:p>
          </table:table-cell>
          <table:table-cell office:value-type="string">
            <text:p>RED</text:p>
          </table:table-cell>
          <table:table-cell office:value-type="string">
            <text:p>Chinon</text:p>
          </table:table-cell>
          <table:table-cell office:value-type="string">
            <text:p>Les Athlètes du Vin</text:p>
          </table:table-cell>
          <table:table-cell office:value-type="float" office:value="43.01349">
            <text:p>43.013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. Franc e Cab Sauv Poggio alle Nane</text:p>
          </table:table-cell>
          <table:table-cell office:value-type="string">
            <text:p>Antinori Le Mort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51.647564">
            <text:p>51.6475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Merlot Staffelfeld ROT</text:p>
          </table:table-cell>
          <table:table-cell office:value-type="string">
            <text:p>Baron Widm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700">
            <text:p>1700</text:p>
          </table:table-cell>
          <table:table-cell office:value-type="float" office:value="30">
            <text:p>3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4.919735">
            <text:p>44.9197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Merlot Curtis</text:p>
          </table:table-cell>
          <table:table-cell office:value-type="string">
            <text:p>K.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930">
            <text:p>930</text:p>
          </table:table-cell>
          <table:table-cell office:value-type="float" office:value="15">
            <text:p>1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4rckrvjxqzccwb7k</text:p>
          </table:table-cell>
          <table:table-cell office:value-type="string">
            <text:p>RED</text:p>
          </table:table-cell>
          <table:table-cell office:value-type="string">
            <text:p>Merlot - Cabernet Curtis</text:p>
          </table:table-cell>
          <table:table-cell office:value-type="string">
            <text:p>Cantina Kurtatsch</text:p>
          </table:table-cell>
          <table:table-cell office:value-type="float" office:value="36.57559">
            <text:p>36.575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800">
            <text:p>7800</text:p>
          </table:table-cell>
          <table:table-cell office:value-type="float" office:value="3385">
            <text:p>3385</text:p>
          </table:table-cell>
          <table:table-cell office:value-type="float" office:value="18">
            <text:p>18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800">
            <text:p>7800</text:p>
          </table:table-cell>
          <table:table-cell office:value-type="float" office:value="3080">
            <text:p>3080</text:p>
          </table:table-cell>
          <table:table-cell office:value-type="float" office:value="12">
            <text:p>12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Athos Rosso</text:p>
          </table:table-cell>
          <table:table-cell office:value-type="string">
            <text:p>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gn8q9afa20srmmzp</text:p>
          </table:table-cell>
          <table:table-cell office:value-type="string">
            <text:p>RED</text:p>
          </table:table-cell>
          <table:table-cell office:value-type="string">
            <text:p>Athos</text:p>
          </table:table-cell>
          <table:table-cell office:value-type="string">
            <text:p>Ansitz Dolomytos Sacker</text:p>
          </table:table-cell>
          <table:table-cell office:value-type="float" office:value="35.775227">
            <text:p>35.7752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Castel Campa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200">
            <text:p>13200</text:p>
          </table:table-cell>
          <table:table-cell office:value-type="float" office:value="6200">
            <text:p>62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4.376476">
            <text:p>44.3764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La Grol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500">
            <text:p>1500</text:p>
          </table:table-cell>
          <table:table-cell office:value-type="float" office:value="22">
            <text:p>22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844982">
            <text:p>44.844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(Merlot/Pignolo) RS Rosso</text:p>
          </table:table-cell>
          <table:table-cell office:value-type="string">
            <text:p>Radik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1920">
            <text:p>1920</text:p>
          </table:table-cell>
          <table:table-cell office:value-type="float" office:value="6">
            <text:p>6</text:p>
          </table:table-cell>
          <table:table-cell office:value-type="string">
            <text:p>B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7g491e3dxszw12m9w</text:p>
          </table:table-cell>
          <table:table-cell office:value-type="string">
            <text:p>RED</text:p>
          </table:table-cell>
          <table:table-cell office:value-type="string">
            <text:p>RS</text:p>
          </table:table-cell>
          <table:table-cell office:value-type="string">
            <text:p>Radikon</text:p>
          </table:table-cell>
          <table:table-cell office:value-type="float" office:value="42.354733">
            <text:p>42.354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Corvina, Corvinone, Rondinella, Molinara Oseleta Valpolicella Ripasso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300">
            <text:p>5300</text:p>
          </table:table-cell>
          <table:table-cell office:value-type="float" office:value="1680">
            <text:p>168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s6xf5t7jvw89b695</text:p>
          </table:table-cell>
          <table:table-cell office:value-type="string">
            <text:p>RED</text:p>
          </table:table-cell>
          <table:table-cell office:value-type="string">
            <text:p>Valpolicella Ripasso Classico Superiore</text:p>
          </table:table-cell>
          <table:table-cell office:value-type="string">
            <text:p>Rubinelli Vajol</text:p>
          </table:table-cell>
          <table:table-cell office:value-type="float" office:value="61.480137">
            <text:p>61.480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Corvina, Corvinone, Rondinella, Molinara Oseleta Valpolicella Ripasso</text:p>
          </table:table-cell>
          <table:table-cell office:value-type="string">
            <text:p>Rubinelli Vaj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1390">
            <text:p>139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3s6xf5t7jvw89b695</text:p>
          </table:table-cell>
          <table:table-cell office:value-type="string">
            <text:p>RED</text:p>
          </table:table-cell>
          <table:table-cell office:value-type="string">
            <text:p>Valpolicella Ripasso Classico Superiore</text:p>
          </table:table-cell>
          <table:table-cell office:value-type="string">
            <text:p>Rubinelli Vajol</text:p>
          </table:table-cell>
          <table:table-cell office:value-type="float" office:value="61.480137">
            <text:p>61.480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Skythos</text:p>
          </table:table-cell>
          <table:table-cell office:value-type="string">
            <text:p>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800">
            <text:p>6800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35.106133">
            <text:p>35.106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(Merl Cab Sauv-franc) Saint Emilion Gran Cru</text:p>
          </table:table-cell>
          <table:table-cell office:value-type="string">
            <text:p>Chateau Corbin Michot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800">
            <text:p>9800</text:p>
          </table:table-cell>
          <table:table-cell office:value-type="float" office:value="4450">
            <text:p>4450</text:p>
          </table:table-cell>
          <table:table-cell office:value-type="float" office:value="18">
            <text:p>18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sjgab5jgq73w9r5b1</text:p>
          </table:table-cell>
          <table:table-cell office:value-type="string">
            <text:p>RED</text:p>
          </table:table-cell>
          <table:table-cell office:value-type="string">
            <text:p>Saint-Émilion Grand Cru (Grand Cru Classé until 2012)</text:p>
          </table:table-cell>
          <table:table-cell office:value-type="string">
            <text:p>Château Corbin-Michotte</text:p>
          </table:table-cell>
          <table:table-cell office:value-type="float" office:value="51.841057">
            <text:p>51.8410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(CS.CF.Mer.Pet.V) Noi 4</text:p>
          </table:table-cell>
          <table:table-cell office:value-type="string">
            <text:p>Tenuta sette ci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3">
            <text:p>3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e6ka0w4nmg62k7aqh5</text:p>
          </table:table-cell>
          <table:table-cell office:value-type="string">
            <text:p>RED</text:p>
          </table:table-cell>
          <table:table-cell office:value-type="string">
            <text:p>Noi 4 Bolgheri</text:p>
          </table:table-cell>
          <table:table-cell office:value-type="string">
            <text:p>Tenuta dei Sette Cieli</text:p>
          </table:table-cell>
          <table:table-cell office:value-type="float" office:value="45.009167">
            <text:p>45.009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Saint Emilion Gran Cru</text:p>
          </table:table-cell>
          <table:table-cell office:value-type="string">
            <text:p>Chateau Pavie Macqu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800">
            <text:p>19800</text:p>
          </table:table-cell>
          <table:table-cell office:value-type="float" office:value="9600">
            <text:p>9600</text:p>
          </table:table-cell>
          <table:table-cell office:value-type="float" office:value="5">
            <text:p>5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nq5nr9b5q4emyx3rjn</text:p>
          </table:table-cell>
          <table:table-cell office:value-type="string">
            <text:p>RED</text:p>
          </table:table-cell>
          <table:table-cell office:value-type="string">
            <text:p>Saint-Émilion Grand Cru (Premier Grand Cru Classé)</text:p>
          </table:table-cell>
          <table:table-cell office:value-type="string">
            <text:p>Château Pavie Macquin</text:p>
          </table:table-cell>
          <table:table-cell office:value-type="float" office:value="53.988197">
            <text:p>53.988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Pessac-Leognan</text:p>
          </table:table-cell>
          <table:table-cell office:value-type="string">
            <text:p>Chateau La Gar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800">
            <text:p>6800</text:p>
          </table:table-cell>
          <table:table-cell office:value-type="float" office:value="2700">
            <text:p>2700</text:p>
          </table:table-cell>
          <table:table-cell office:value-type="float" office:value="3">
            <text:p>3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r5j6w3v9w3qza570</text:p>
          </table:table-cell>
          <table:table-cell office:value-type="string">
            <text:p>RED</text:p>
          </table:table-cell>
          <table:table-cell office:value-type="string">
            <text:p>Pessac-Léognan</text:p>
          </table:table-cell>
          <table:table-cell office:value-type="string">
            <text:p>Château La Garde</text:p>
          </table:table-cell>
          <table:table-cell office:value-type="float" office:value="45.036095">
            <text:p>45.0360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800">
            <text:p>8800</text:p>
          </table:table-cell>
          <table:table-cell office:value-type="float" office:value="3810">
            <text:p>3810</text:p>
          </table:table-cell>
          <table:table-cell office:value-type="float" office:value="15">
            <text:p>15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4250">
            <text:p>4250</text:p>
          </table:table-cell>
          <table:table-cell office:value-type="float" office:value="6">
            <text:p>6</text:p>
          </table:table-cell>
          <table:table-cell office:value-type="string">
            <text:p>G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Lagre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940">
            <text:p>940</text:p>
          </table:table-cell>
          <table:table-cell office:value-type="float" office:value="21">
            <text:p>21</text:p>
          </table:table-cell>
          <table:table-cell office:value-type="string">
            <text:p>2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ttfthx7xpfk033c6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St. Michael-Eppan</text:p>
          </table:table-cell>
          <table:table-cell office:value-type="float" office:value="39.196">
            <text:p>39.1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Ottanta</text:p>
          </table:table-cell>
          <table:table-cell office:value-type="string">
            <text:p>Egger Ra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D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6mahp0z4bnrm73mk28</text:p>
          </table:table-cell>
          <table:table-cell office:value-type="string">
            <text:p>RED</text:p>
          </table:table-cell>
          <table:table-cell office:value-type="string">
            <text:p>Lagrein Ottanta Rosso</text:p>
          </table:table-cell>
          <table:table-cell office:value-type="string">
            <text:p>Egger-Ramer</text:p>
          </table:table-cell>
          <table:table-cell office:value-type="float" office:value="58.742508">
            <text:p>58.7425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aut</text:p>
          </table:table-cell>
          <table:table-cell office:value-type="string">
            <text:p>Wald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600">
            <text:p>6600</text:p>
          </table:table-cell>
          <table:table-cell office:value-type="float" office:value="2360">
            <text:p>2360</text:p>
          </table:table-cell>
          <table:table-cell office:value-type="float" office:value="16">
            <text:p>1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6wrqdx5r63jq5286</text:p>
          </table:table-cell>
          <table:table-cell office:value-type="string">
            <text:p>RED</text:p>
          </table:table-cell>
          <table:table-cell office:value-type="string">
            <text:p>Lagrein Raut</text:p>
          </table:table-cell>
          <table:table-cell office:value-type="string">
            <text:p>Clemens Waldthaler</text:p>
          </table:table-cell>
          <table:table-cell office:value-type="float" office:value="39.58937">
            <text:p>39.58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7200">
            <text:p>7200</text:p>
          </table:table-cell>
          <table:table-cell office:value-type="float" office:value="2800">
            <text:p>28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h3z2rs2k3ztpts1zv</text:p>
          </table:table-cell>
          <table:table-cell office:value-type="string">
            <text:p>RED</text:p>
          </table:table-cell>
          <table:table-cell office:value-type="string">
            <text:p>Lagrein Morus</text:p>
          </table:table-cell>
          <table:table-cell office:value-type="string">
            <text:p>Weingut H.Lentsch</text:p>
          </table:table-cell>
          <table:table-cell office:value-type="float" office:value="38.052692">
            <text:p>38.052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ühlwe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460">
            <text:p>246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37.6909">
            <text:p>37.690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Do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300">
            <text:p>1300</text:p>
          </table:table-cell>
          <table:table-cell office:value-type="float" office:value="30">
            <text:p>3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float" office:value="46.743103">
            <text:p>46.743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Barbaresco Ronchi</text:p>
          </table:table-cell>
          <table:table-cell office:value-type="string">
            <text:p>Rocca Alb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400">
            <text:p>3400</text:p>
          </table:table-cell>
          <table:table-cell office:value-type="float" office:value="6">
            <text:p>6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hke5vkbq4k6qb9q7wcpjz8m</text:p>
          </table:table-cell>
          <table:table-cell office:value-type="string">
            <text:p>RED</text:p>
          </table:table-cell>
          <table:table-cell office:value-type="string">
            <text:p>Barbaresco Ronchi</text:p>
          </table:table-cell>
          <table:table-cell office:value-type="string">
            <text:p>Albino Rocca</text:p>
          </table:table-cell>
          <table:table-cell office:value-type="float" office:value="52.122272">
            <text:p>52.1222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d'Alba Réva</text:p>
          </table:table-cell>
          <table:table-cell office:value-type="string">
            <text:p>Ré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90">
            <text:p>1390</text:p>
          </table:table-cell>
          <table:table-cell office:value-type="float" office:value="12">
            <text:p>1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kt52mhe7gw6p4dt8x</text:p>
          </table:table-cell>
          <table:table-cell office:value-type="string">
            <text:p>RED</text:p>
          </table:table-cell>
          <table:table-cell office:value-type="string">
            <text:p>Nebbiolo d'Alba</text:p>
          </table:table-cell>
          <table:table-cell office:value-type="string">
            <text:p>Réva</text:p>
          </table:table-cell>
          <table:table-cell office:value-type="float" office:value="37.645557">
            <text:p>37.645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Arcuria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900">
            <text:p>2900</text:p>
          </table:table-cell>
          <table:table-cell office:value-type="float" office:value="6">
            <text:p>6</text:p>
          </table:table-cell>
          <table:table-cell office:value-type="string">
            <text:p>I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rhfrqxavtjec8jrftd</text:p>
          </table:table-cell>
          <table:table-cell office:value-type="string">
            <text:p>RED</text:p>
          </table:table-cell>
          <table:table-cell office:value-type="string">
            <text:p>Arcurìa Etna Rosso</text:p>
          </table:table-cell>
          <table:table-cell office:value-type="string">
            <text:p>Graci</text:p>
          </table:table-cell>
          <table:table-cell office:value-type="float" office:value="44.223186">
            <text:p>44.223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Mason di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800">
            <text:p>9800</text:p>
          </table:table-cell>
          <table:table-cell office:value-type="float" office:value="4500">
            <text:p>4500</text:p>
          </table:table-cell>
          <table:table-cell office:value-type="float" office:value="18">
            <text:p>18</text:p>
          </table:table-cell>
          <table:table-cell office:value-type="string">
            <text:p>F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7.52612">
            <text:p>47.52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Thaler Hof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50">
            <text:p>1450</text:p>
          </table:table-cell>
          <table:table-cell office:value-type="float" office:value="30">
            <text:p>30</text:p>
          </table:table-cell>
          <table:table-cell office:value-type="string">
            <text:p>E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85jmxwhjstx5fcjt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Maso Thaler</text:p>
          </table:table-cell>
          <table:table-cell office:value-type="float" office:value="42.930134">
            <text:p>42.930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Gevrey Chambertin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4250">
            <text:p>4250</text:p>
          </table:table-cell>
          <table:table-cell office:value-type="float" office:value="12">
            <text:p>1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Gevrey Chambertin</text:p>
          </table:table-cell>
          <table:table-cell office:value-type="string">
            <text:p>Harmand 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600">
            <text:p>9600</text:p>
          </table:table-cell>
          <table:table-cell office:value-type="float" office:value="3950">
            <text:p>3950</text:p>
          </table:table-cell>
          <table:table-cell office:value-type="float" office:value="2">
            <text:p>2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 Vigna Gang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7600">
            <text:p>17600</text:p>
          </table:table-cell>
          <table:table-cell office:value-type="float" office:value="8000">
            <text:p>8000</text:p>
          </table:table-cell>
          <table:table-cell office:value-type="float" office:value="4">
            <text:p>4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43.174904">
            <text:p>43.1749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8847">
            <text:p>34.278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600">
            <text:p>10600</text:p>
          </table:table-cell>
          <table:table-cell office:value-type="float" office:value="5000">
            <text:p>5000</text:p>
          </table:table-cell>
          <table:table-cell office:value-type="float" office:value="6">
            <text:p>6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8847">
            <text:p>34.2788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oir Volnay 1er Cru Clos..</text:p>
          </table:table-cell>
          <table:table-cell office:value-type="string">
            <text:p>Rossign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200">
            <text:p>16200</text:p>
          </table:table-cell>
          <table:table-cell office:value-type="float" office:value="8200">
            <text:p>8200</text:p>
          </table:table-cell>
          <table:table-cell office:value-type="float" office:value="8">
            <text:p>8</text:p>
          </table:table-cell>
          <table:table-cell office:value-type="string">
            <text:p>J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nswv2xnha9j3pntjnw</text:p>
          </table:table-cell>
          <table:table-cell office:value-type="string">
            <text:p>RED</text:p>
          </table:table-cell>
          <table:table-cell office:value-type="string">
            <text:p>Volnay 1er Cru</text:p>
          </table:table-cell>
          <table:table-cell office:value-type="string">
            <text:p>Roger Rossignol</text:p>
          </table:table-cell>
          <table:table-cell office:value-type="float" office:value="33.832153">
            <text:p>33.8321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Bourgogne</text:p>
          </table:table-cell>
          <table:table-cell office:value-type="string">
            <text:p>Mark Hais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2750">
            <text:p>2750</text:p>
          </table:table-cell>
          <table:table-cell office:value-type="float" office:value="20">
            <text:p>20</text:p>
          </table:table-cell>
          <table:table-cell office:value-type="string">
            <text:p>J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xwb7pjys76s630dv9x</text:p>
          </table:table-cell>
          <table:table-cell office:value-type="string">
            <text:p>RED</text:p>
          </table:table-cell>
          <table:table-cell office:value-type="string">
            <text:p>Bourgogne Pinot Noir</text:p>
          </table:table-cell>
          <table:table-cell office:value-type="string">
            <text:p>Mark Haisma</text:p>
          </table:table-cell>
          <table:table-cell office:value-type="float" office:value="43.852123">
            <text:p>43.8521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Brunó</text:p>
          </table:table-cell>
          <table:table-cell office:value-type="string">
            <text:p>Tassi F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>
            <text:p>J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t1eq65k2yav8wa1yfr</text:p>
          </table:table-cell>
          <table:table-cell office:value-type="string">
            <text:p>RED</text:p>
          </table:table-cell>
          <table:table-cell office:value-type="string">
            <text:p>Bruno Rosso</text:p>
          </table:table-cell>
          <table:table-cell office:value-type="string">
            <text:p>Tassi</text:p>
          </table:table-cell>
          <table:table-cell office:value-type="float" office:value="35.005466">
            <text:p>35.005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ngiovese La Gioia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4110">
            <text:p>411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eqyymsyvn7cw6kke2</text:p>
          </table:table-cell>
          <table:table-cell office:value-type="string">
            <text:p>RED</text:p>
          </table:table-cell>
          <table:table-cell office:value-type="string">
            <text:p>La Gioia Toscana</text:p>
          </table:table-cell>
          <table:table-cell office:value-type="string">
            <text:p>Riecine</text:p>
          </table:table-cell>
          <table:table-cell office:value-type="float" office:value="43.051533">
            <text:p>43.0515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Il San Lorenzo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1800">
            <text:p>11800</text:p>
          </table:table-cell>
          <table:table-cell office:value-type="float" office:value="5050">
            <text:p>50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mvjtwd4a3qa9agzce</text:p>
          </table:table-cell>
          <table:table-cell office:value-type="string">
            <text:p>RED</text:p>
          </table:table-cell>
          <table:table-cell office:value-type="string">
            <text:p>Il San Lorenzo</text:p>
          </table:table-cell>
          <table:table-cell office:value-type="string">
            <text:p>Fattoria San Lorenzo</text:p>
          </table:table-cell>
          <table:table-cell office:value-type="float" office:value="54.755974">
            <text:p>54.7559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nto Fino Callejo Felix</text:p>
          </table:table-cell>
          <table:table-cell office:value-type="string">
            <text:p>Callej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8200">
            <text:p>18200</text:p>
          </table:table-cell>
          <table:table-cell office:value-type="float" office:value="8415">
            <text:p>841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rbfhs6jkjb2nh5zz4s</text:p>
          </table:table-cell>
          <table:table-cell office:value-type="string">
            <text:p>RED</text:p>
          </table:table-cell>
          <table:table-cell office:value-type="string">
            <text:p>Félix Callejo (Viñedos de la Familia)</text:p>
          </table:table-cell>
          <table:table-cell office:value-type="string">
            <text:p>Callejo</text:p>
          </table:table-cell>
          <table:table-cell office:value-type="float" office:value="42.74971">
            <text:p>42.749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uj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600">
            <text:p>8600</text:p>
          </table:table-cell>
          <table:table-cell office:value-type="float" office:value="3600">
            <text:p>3600</text:p>
          </table:table-cell>
          <table:table-cell office:value-type="float" office:value="4">
            <text:p>4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gbk2111dt3bf8xqc</text:p>
          </table:table-cell>
          <table:table-cell office:value-type="string">
            <text:p>RED</text:p>
          </table:table-cell>
          <table:table-cell office:value-type="string">
            <text:p>Ruje</text:p>
          </table:table-cell>
          <table:table-cell office:value-type="string">
            <text:p>Zidarich</text:p>
          </table:table-cell>
          <table:table-cell office:value-type="float" office:value="42.58692">
            <text:p>42.5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ah XVI</text:p>
          </table:table-cell>
          <table:table-cell office:value-type="string">
            <text:p>Alois Lade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f5649ag93snxd5adz</text:p>
          </table:table-cell>
          <table:table-cell office:value-type="string">
            <text:p>RED</text:p>
          </table:table-cell>
          <table:table-cell office:value-type="string">
            <text:p>Rah XVI</text:p>
          </table:table-cell>
          <table:table-cell office:value-type="string">
            <text:p>Alois Lageder</text:p>
          </table:table-cell>
          <table:table-cell office:value-type="float" office:value="38.519035">
            <text:p>38.5190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Gschleier von Alten Rebe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800">
            <text:p>4800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56.00006">
            <text:p>56.000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Sankt Anna R 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600">
            <text:p>5600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zktcy6drtayyf1h4g7</text:p>
          </table:table-cell>
          <table:table-cell office:value-type="string">
            <text:p>RED</text:p>
          </table:table-cell>
          <table:table-cell office:value-type="string">
            <text:p>Sankt Anna R Bio</text:p>
          </table:table-cell>
          <table:table-cell office:value-type="string">
            <text:p>Weingut In Der Eben</text:p>
          </table:table-cell>
          <table:table-cell office:value-type="float" office:value="45.359608">
            <text:p>45.359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natsch Sankt Anna R </text:p>
          </table:table-cell>
          <table:table-cell office:value-type="string">
            <text:p>In der Eb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600">
            <text:p>5600</text:p>
          </table:table-cell>
          <table:table-cell office:value-type="float" office:value="2350">
            <text:p>235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zktcy6drtayyf1h4g7</text:p>
          </table:table-cell>
          <table:table-cell office:value-type="string">
            <text:p>RED</text:p>
          </table:table-cell>
          <table:table-cell office:value-type="string">
            <text:p>Sankt Anna R Bio</text:p>
          </table:table-cell>
          <table:table-cell office:value-type="string">
            <text:p>Weingut In Der Eben</text:p>
          </table:table-cell>
          <table:table-cell office:value-type="float" office:value="45.359608">
            <text:p>45.3596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i Manseng Le Petit Bi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400">
            <text:p>7400</text:p>
          </table:table-cell>
          <table:table-cell office:value-type="float" office:value="3329">
            <text:p>332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9pkd3v8xn0y8j9vbw</text:p>
          </table:table-cell>
          <table:table-cell office:value-type="string">
            <text:p>DESSERT</text:p>
          </table:table-cell>
          <table:table-cell office:value-type="string">
            <text:p>Le Petit Bio</text:p>
          </table:table-cell>
          <table:table-cell office:value-type="string">
            <text:p>Manincor</text:p>
          </table:table-cell>
          <table:table-cell office:value-type="float" office:value="47.606773">
            <text:p>47.6067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Valmezzane</text:p>
          </table:table-cell>
          <table:table-cell office:value-type="string">
            <text:p>Corte S Al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9800">
            <text:p>19800</text:p>
          </table:table-cell>
          <table:table-cell office:value-type="float" office:value="9900">
            <text:p>99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wef8f3pfq7wtyz6e6m</text:p>
          </table:table-cell>
          <table:table-cell office:value-type="string">
            <text:p>RED</text:p>
          </table:table-cell>
          <table:table-cell office:value-type="string">
            <text:p>Amarone della Valpolicella Valmezzane Bio</text:p>
          </table:table-cell>
          <table:table-cell office:value-type="string">
            <text:p>Corte Sant'Alda</text:p>
          </table:table-cell>
          <table:table-cell office:value-type="float" office:value="40.49743">
            <text:p>40.49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licante Nero Bio Alicante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3210">
            <text:p>3210</text:p>
          </table:table-cell>
          <table:table-cell office:value-type="float" office:value="10">
            <text:p>10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7gg46tam15g78tw5g</text:p>
          </table:table-cell>
          <table:table-cell office:value-type="string">
            <text:p>RED</text:p>
          </table:table-cell>
          <table:table-cell office:value-type="string">
            <text:p>Alicante Nero</text:p>
          </table:table-cell>
          <table:table-cell office:value-type="string">
            <text:p>Ampeleia</text:p>
          </table:table-cell>
          <table:table-cell office:value-type="float" office:value="55.21166">
            <text:p>55.211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 Doc</text:p>
          </table:table-cell>
          <table:table-cell office:value-type="string">
            <text:p>Giovanni Ro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400">
            <text:p>2400</text:p>
          </table:table-cell>
          <table:table-cell office:value-type="float" office:value="8">
            <text:p>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yh399ek2817gs3mnb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Giovanni Rosso</text:p>
          </table:table-cell>
          <table:table-cell office:value-type="float" office:value="46.743103">
            <text:p>46.743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. Franc e Cab Sauv Poggio alle Nanne</text:p>
          </table:table-cell>
          <table:table-cell office:value-type="string">
            <text:p>Antinori Le Mortel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8400">
            <text:p>18400</text:p>
          </table:table-cell>
          <table:table-cell office:value-type="float" office:value="8100">
            <text:p>8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e100hm9p1fy6z0k4q1</text:p>
          </table:table-cell>
          <table:table-cell office:value-type="string">
            <text:p>RED</text:p>
          </table:table-cell>
          <table:table-cell office:value-type="string">
            <text:p>Poggio Alle Nane</text:p>
          </table:table-cell>
          <table:table-cell office:value-type="string">
            <text:p>Le Mortelle</text:p>
          </table:table-cell>
          <table:table-cell office:value-type="float" office:value="49.76615">
            <text:p>49.76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 Ris Campaner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2910">
            <text:p>291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Merlot Riserva 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800">
            <text:p>12800</text:p>
          </table:table-cell>
          <table:table-cell office:value-type="float" office:value="5900">
            <text:p>5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e1yb4h9wpngjrvxs</text:p>
          </table:table-cell>
          <table:table-cell office:value-type="string">
            <text:p>RED</text:p>
          </table:table-cell>
          <table:table-cell office:value-type="string">
            <text:p>Arzio Riserva</text:p>
          </table:table-cell>
          <table:table-cell office:value-type="string">
            <text:p>Baron Di Pauli</text:p>
          </table:table-cell>
          <table:table-cell office:value-type="float" office:value="43.348434">
            <text:p>43.348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9400">
            <text:p>19400</text:p>
          </table:table-cell>
          <table:table-cell office:value-type="float" office:value="5996">
            <text:p>599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34.08623">
            <text:p>34.086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200">
            <text:p>9200</text:p>
          </table:table-cell>
          <table:table-cell office:value-type="float" office:value="3990">
            <text:p>3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15">
            <text:p>34.60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Kermesse</text:p>
          </table:table-cell>
          <table:table-cell office:value-type="string">
            <text:p>E.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800">
            <text:p>15800</text:p>
          </table:table-cell>
          <table:table-cell office:value-type="float" office:value="7520">
            <text:p>75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35.82983">
            <text:p>35.829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uvee La Grol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200">
            <text:p>9200</text:p>
          </table:table-cell>
          <table:table-cell office:value-type="float" office:value="3800">
            <text:p>3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jzz1a8gwy6nhwq2y1</text:p>
          </table:table-cell>
          <table:table-cell office:value-type="string">
            <text:p>RED</text:p>
          </table:table-cell>
          <table:table-cell office:value-type="string">
            <text:p>La Grola</text:p>
          </table:table-cell>
          <table:table-cell office:value-type="string">
            <text:p>Allegrini</text:p>
          </table:table-cell>
          <table:table-cell office:value-type="float" office:value="44.844982">
            <text:p>44.844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Porphyr Riserva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7800">
            <text:p>17800</text:p>
          </table:table-cell>
          <table:table-cell office:value-type="float" office:value="8530">
            <text:p>853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uj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7400">
            <text:p>17400</text:p>
          </table:table-cell>
          <table:table-cell office:value-type="float" office:value="8300">
            <text:p>8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gbk2111dt3bf8xqc</text:p>
          </table:table-cell>
          <table:table-cell office:value-type="string">
            <text:p>RED</text:p>
          </table:table-cell>
          <table:table-cell office:value-type="string">
            <text:p>Ruje</text:p>
          </table:table-cell>
          <table:table-cell office:value-type="string">
            <text:p>Zidarich</text:p>
          </table:table-cell>
          <table:table-cell office:value-type="float" office:value="42.58692">
            <text:p>42.586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Rujno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6">
            <text:p>2006</text:p>
          </table:table-cell>
          <table:table-cell office:value-type="float" office:value="44000">
            <text:p>44000</text:p>
          </table:table-cell>
          <table:table-cell office:value-type="float" office:value="21000">
            <text:p>21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sf0snnv0rxb9886jxd</text:p>
          </table:table-cell>
          <table:table-cell office:value-type="string">
            <text:p>RED</text:p>
          </table:table-cell>
          <table:table-cell office:value-type="string">
            <text:p>Rujno</text:p>
          </table:table-cell>
          <table:table-cell office:value-type="string">
            <text:p>Gravner</text:p>
          </table:table-cell>
          <table:table-cell office:value-type="float" office:value="46.298943">
            <text:p>46.298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ot Nero Mason di Maso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0200">
            <text:p>20200</text:p>
          </table:table-cell>
          <table:table-cell office:value-type="float" office:value="9400">
            <text:p>94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z57rmx7y4yqhqq</text:p>
          </table:table-cell>
          <table:table-cell office:value-type="string">
            <text:p>RED</text:p>
          </table:table-cell>
          <table:table-cell office:value-type="string">
            <text:p>Pinot Nero Mason di Mason Bio</text:p>
          </table:table-cell>
          <table:table-cell office:value-type="string">
            <text:p>Manincor</text:p>
          </table:table-cell>
          <table:table-cell office:value-type="float" office:value="47.52612">
            <text:p>47.526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nto doc extra Brut Vent</text:p>
          </table:table-cell>
          <table:table-cell office:value-type="string">
            <text:p>Tobli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8800">
            <text:p>880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xwg63jx5j3jzv41p6s</text:p>
          </table:table-cell>
          <table:table-cell office:value-type="string">
            <text:p>SPARKLING</text:p>
          </table:table-cell>
          <table:table-cell office:value-type="string">
            <text:p>Metodo Classico Vent Extra Brut</text:p>
          </table:table-cell>
          <table:table-cell office:value-type="string">
            <text:p>Cantina Toblino</text:p>
          </table:table-cell>
          <table:table-cell office:value-type="float" office:value="33.48539">
            <text:p>33.4853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200">
            <text:p>14200</text:p>
          </table:table-cell>
          <table:table-cell office:value-type="float" office:value="6580">
            <text:p>65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4200">
            <text:p>14200</text:p>
          </table:table-cell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Nova Domus Riserva</text:p>
          </table:table-cell>
          <table:table-cell office:value-type="string">
            <text:p>K.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8000">
            <text:p>18000</text:p>
          </table:table-cell>
          <table:table-cell office:value-type="float" office:value="8500">
            <text:p>8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7.55487">
            <text:p>47.554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eissburgunder Vorber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7500">
            <text:p>17500</text:p>
          </table:table-cell>
          <table:table-cell office:value-type="float" office:value="8000">
            <text:p>8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36.468582">
            <text:p>36.4685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itovska Vitovska 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56.021133">
            <text:p>56.0211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Sophie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11600">
            <text:p>11600</text:p>
          </table:table-cell>
          <table:table-cell office:value-type="float" office:value="5180">
            <text:p>51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jghjn59q3qk4nxkq</text:p>
          </table:table-cell>
          <table:table-cell office:value-type="string">
            <text:p>WHITE</text:p>
          </table:table-cell>
          <table:table-cell office:value-type="string">
            <text:p>Chardonnay Sophie Bio</text:p>
          </table:table-cell>
          <table:table-cell office:value-type="string">
            <text:p>Manincor</text:p>
          </table:table-cell>
          <table:table-cell office:value-type="float" office:value="39.26289">
            <text:p>39.2628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200">
            <text:p>15200</text:p>
          </table:table-cell>
          <table:table-cell office:value-type="float" office:value="6595">
            <text:p>659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34.659313">
            <text:p>34.659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5200">
            <text:p>15200</text:p>
          </table:table-cell>
          <table:table-cell office:value-type="float" office:value="6595">
            <text:p>659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34.659313">
            <text:p>34.659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mpagne Blanc du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12650">
            <text:p>1265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40.94729">
            <text:p>40.947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ibolla Gialla Gravner</text:p>
          </table:table-cell>
          <table:table-cell office:value-type="string">
            <text:p>Grav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0800">
            <text:p>20800</text:p>
          </table:table-cell>
          <table:table-cell office:value-type="float" office:value="7200">
            <text:p>7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kfp30jtsgmty7rzt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vner</text:p>
          </table:table-cell>
          <table:table-cell office:value-type="float" office:value="44.10041">
            <text:p>44.10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rosecco Brut Brunei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1390">
            <text:p>13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4ekb2nm02raenr8y4</text:p>
          </table:table-cell>
          <table:table-cell office:value-type="string">
            <text:p>SPARKLING</text:p>
          </table:table-cell>
          <table:table-cell office:value-type="string">
            <text:p>Brunei Valdobbiadene Prosecco Superiore Brut</text:p>
          </table:table-cell>
          <table:table-cell office:value-type="string">
            <text:p>La Tordera</text:p>
          </table:table-cell>
          <table:table-cell office:value-type="float" office:value="43.44925">
            <text:p>43.449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28000">
            <text:p>28000</text:p>
          </table:table-cell>
          <table:table-cell office:value-type="float" office:value="16500">
            <text:p>16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Kerner Praepositus</text:p>
          </table:table-cell>
          <table:table-cell office:value-type="string">
            <text:p>Neustift Kellere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14400">
            <text:p>14400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5">
            <text:p>33.66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RHEOBOAM</text:p>
          </table:table-cell>
          <table:table-cell office:value-type="float" office:value="2013">
            <text:p>2013</text:p>
          </table:table-cell>
          <table:table-cell office:value-type="float" office:value="48000">
            <text:p>48000</text:p>
          </table:table-cell>
          <table:table-cell office:value-type="float" office:value="25300">
            <text:p>25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uvee Kermesse 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RHEOBOAM</text:p>
          </table:table-cell>
          <table:table-cell office:value-type="float" office:value="2015">
            <text:p>2015</text:p>
          </table:table-cell>
          <table:table-cell office:value-type="float" office:value="48000">
            <text:p>48000</text:p>
          </table:table-cell>
          <table:table-cell office:value-type="float" office:value="27800">
            <text:p>278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2.89985">
            <text:p>52.89985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Kontur </text:p>
          </table:table-cell>
          <table:table-cell office:value-type="string">
            <text:p>Rieling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200">
            <text:p>62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imorasso Bianco frizz Mec L'è?</text:p>
          </table:table-cell>
          <table:table-cell office:value-type="string">
            <text:p>Nebrai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15">
            <text:p>15</text:p>
          </table:table-cell>
          <table:table-cell office:value-type="string">
            <text:p>E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Ner.M-Ner. Cap) 1840</text:p>
          </table:table-cell>
          <table:table-cell office:value-type="string">
            <text:p>Eud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600">
            <text:p>8600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200">
            <text:p>13200</text:p>
          </table:table-cell>
          <table:table-cell office:value-type="float" office:value="6200">
            <text:p>62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asseto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98000">
            <text:p>98000</text:p>
          </table:table-cell>
          <table:table-cell office:value-type="float" office:value="51979">
            <text:p>51979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Arunda</text:p>
          </table:table-cell>
          <table:table-cell office:value-type="string">
            <text:p>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600">
            <text:p>10600</text:p>
          </table:table-cell>
          <table:table-cell office:value-type="float" office:value="4930">
            <text:p>49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GrünVel, Riesl, bacche rosse Kalkspitz Pet Nat Bio</text:p>
          </table:table-cell>
          <table:table-cell office:value-type="string">
            <text:p>Christoph Ho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350">
            <text:p>1350</text:p>
          </table:table-cell>
          <table:table-cell office:value-type="float" office:value="3">
            <text:p>3</text:p>
          </table:table-cell>
          <table:table-cell office:value-type="string">
            <text:p>D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VRH Bianco</text:p>
          </table:table-cell>
          <table:table-cell office:value-type="string">
            <text:p>Riserva 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9800">
            <text:p>9800</text:p>
          </table:table-cell>
          <table:table-cell office:value-type="float" office:value="3300">
            <text:p>3300</text:p>
          </table:table-cell>
          <table:table-cell office:value-type="float" office:value="4">
            <text:p>4</text:p>
          </table:table-cell>
          <table:table-cell office:value-type="string">
            <text:p>C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Bio Muscat</text:p>
          </table:table-cell>
          <table:table-cell office:value-type="string">
            <text:p>Heinrich Freyhei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Solera "Revolution"</text:p>
          </table:table-cell>
          <table:table-cell office:value-type="string">
            <text:p>Johannes Zillinger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uvee bianco Piwi Petit Boutique Bio</text:p>
          </table:table-cell>
          <table:table-cell office:value-type="string">
            <text:p>Boutique Winer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750">
            <text:p>1750</text:p>
          </table:table-cell>
          <table:table-cell office:value-type="float" office:value="24">
            <text:p>24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iano Ognostro</text:p>
          </table:table-cell>
          <table:table-cell office:value-type="string">
            <text:p>Az. Agri Tines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800">
            <text:p>5800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Castelfeder</text:p>
          </table:table-cell>
          <table:table-cell office:value-type="string">
            <text:p>Von Leh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35">
            <text:p>35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Riserva</text:p>
          </table:table-cell>
          <table:table-cell office:value-type="string">
            <text:p>Famiglia Roe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5400">
            <text:p>5400</text:p>
          </table:table-cell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500">
            <text:p>8500</text:p>
          </table:table-cell>
          <table:table-cell office:value-type="float" office:value="3650">
            <text:p>3650</text:p>
          </table:table-cell>
          <table:table-cell office:value-type="float" office:value="1">
            <text:p>1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maragd</text:p>
          </table:table-cell>
          <table:table-cell office:value-type="string">
            <text:p>E. 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9800">
            <text:p>9800</text:p>
          </table:table-cell>
          <table:table-cell office:value-type="float" office:value="4750">
            <text:p>4750</text:p>
          </table:table-cell>
          <table:table-cell office:value-type="float" office:value="9">
            <text:p>9</text:p>
          </table:table-cell>
          <table:table-cell office:value-type="string">
            <text:p>A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2890">
            <text:p>2890</text:p>
          </table:table-cell>
          <table:table-cell office:value-type="float" office:value="2">
            <text:p>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arienburg</text:p>
          </table:table-cell>
          <table:table-cell office:value-type="string">
            <text:p>Clemens Bu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chiefergestein</text:p>
          </table:table-cell>
          <table:table-cell office:value-type="string">
            <text:p>Schäfer-Fröhl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340">
            <text:p>2340</text:p>
          </table:table-cell>
          <table:table-cell office:value-type="float" office:value="11">
            <text:p>11</text:p>
          </table:table-cell>
          <table:table-cell office:value-type="string">
            <text:p>A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lkofen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200">
            <text:p>8200</text:p>
          </table:table-cell>
          <table:table-cell office:value-type="float" office:value="3360">
            <text:p>3360</text:p>
          </table:table-cell>
          <table:table-cell office:value-type="float" office:value="4">
            <text:p>4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lkofen</text:p>
          </table:table-cell>
          <table:table-cell office:value-type="string">
            <text:p>Von Winn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200">
            <text:p>8200</text:p>
          </table:table-cell>
          <table:table-cell office:value-type="float" office:value="3360">
            <text:p>3360</text:p>
          </table:table-cell>
          <table:table-cell office:value-type="float" office:value="12">
            <text:p>12</text:p>
          </table:table-cell>
          <table:table-cell office:value-type="string">
            <text:p>A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Flora Cellar Reserve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600">
            <text:p>8600</text:p>
          </table:table-cell>
          <table:table-cell office:value-type="float" office:value="3370">
            <text:p>3370</text:p>
          </table:table-cell>
          <table:table-cell office:value-type="float" office:value="2">
            <text:p>2</text:p>
          </table:table-cell>
          <table:table-cell office:value-type="string">
            <text:p>B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20-21</text:p>
          </table:table-cell>
          <table:table-cell office:value-type="string">
            <text:p>Roberto Ferrari</text:p>
          </table:table-cell>
          <table:table-cell office:value-type="string">
            <text:p>20-21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string">
            <text:p>B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UI X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Campo delle Oche</text:p>
          </table:table-cell>
          <table:table-cell office:value-type="string">
            <text:p>Fattoria San Lorenz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Foresto</text:p>
          </table:table-cell>
          <table:table-cell office:value-type="string">
            <text:p>La Ric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hetta Ninte de Ninte</text:p>
          </table:table-cell>
          <table:table-cell office:value-type="string">
            <text:p>La Rico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100">
            <text:p>510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Solole</text:p>
          </table:table-cell>
          <table:table-cell office:value-type="string">
            <text:p>Poggio al Tesoro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350">
            <text:p>135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Vigneti delle Dolomiti</text:p>
          </table:table-cell>
          <table:table-cell office:value-type="string">
            <text:p>Patrick Ucc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240">
            <text:p>2240</text:p>
          </table:table-cell>
          <table:table-cell office:value-type="float" office:value="7">
            <text:p>7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lanc de Blanc Millesime</text:p>
          </table:table-cell>
          <table:table-cell office:value-type="string">
            <text:p>Bruno Paill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4800">
            <text:p>14800</text:p>
          </table:table-cell>
          <table:table-cell office:value-type="float" office:value="7800">
            <text:p>7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Blanc de Blanc Brut</text:p>
          </table:table-cell>
          <table:table-cell office:value-type="string">
            <text:p>Claude Miche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800">
            <text:p>28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Grand Cru Extra Brut</text:p>
          </table:table-cell>
          <table:table-cell office:value-type="string">
            <text:p>Crete Chamberl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600">
            <text:p>9600</text:p>
          </table:table-cell>
          <table:table-cell office:value-type="float" office:value="3900">
            <text:p>39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Ruinart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600">
            <text:p>9600</text:p>
          </table:table-cell>
          <table:table-cell office:value-type="float" office:value="3879">
            <text:p>387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ampagne Extra Brut</text:p>
          </table:table-cell>
          <table:table-cell office:value-type="string">
            <text:p>Lucas Cret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630">
            <text:p>263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MUS XXIII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Rose Sur Lies</text:p>
          </table:table-cell>
          <table:table-cell office:value-type="string">
            <text:p>Lispida 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Phineas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880">
            <text:p>1880</text:p>
          </table:table-cell>
          <table:table-cell office:value-type="float" office:value="60">
            <text:p>6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Brut Lamm</text:p>
          </table:table-cell>
          <table:table-cell office:value-type="string">
            <text:p>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2810">
            <text:p>281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P.N. extra brut Farfalla</text:p>
          </table:table-cell>
          <table:table-cell office:value-type="string">
            <text:p>Ballab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1870">
            <text:p>187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Bio Poiré Fermier De Normandie</text:p>
          </table:table-cell>
          <table:table-cell office:value-type="string">
            <text:p>Domaine Oliv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690">
            <text:p>6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Ginestra</text:p>
          </table:table-cell>
          <table:table-cell office:value-type="string">
            <text:p>Conterno F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400">
            <text:p>10400</text:p>
          </table:table-cell>
          <table:table-cell office:value-type="float" office:value="4790">
            <text:p>4790</text:p>
          </table:table-cell>
          <table:table-cell office:value-type="float" office:value="2">
            <text:p>2</text:p>
          </table:table-cell>
          <table:table-cell office:value-type="string">
            <text:p>H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Riserva Bricco delle Viole </text:p>
          </table:table-cell>
          <table:table-cell office:value-type="string">
            <text:p>460 Casina Br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200">
            <text:p>720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Merlot Ris 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Campaner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150">
            <text:p>115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iflesso Rosi 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740">
            <text:p>740</text:p>
          </table:table-cell>
          <table:table-cell office:value-type="float" office:value="7">
            <text:p>7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iflesso Rosi </text:p>
          </table:table-cell>
          <table:table-cell office:value-type="string">
            <text:p>Eugenio Ro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890">
            <text:p>890</text:p>
          </table:table-cell>
          <table:table-cell office:value-type="float" office:value="34">
            <text:p>34</text:p>
          </table:table-cell>
          <table:table-cell office:value-type="string">
            <text:p>D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St. Julien AOC</text:p>
          </table:table-cell>
          <table:table-cell office:value-type="string">
            <text:p>Chateau Leoville Bart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9200">
            <text:p>19200</text:p>
          </table:table-cell>
          <table:table-cell office:value-type="float" office:value="9750">
            <text:p>9750</text:p>
          </table:table-cell>
          <table:table-cell office:value-type="float" office:value="5">
            <text:p>5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eif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9800">
            <text:p>9800</text:p>
          </table:table-cell>
          <table:table-cell office:value-type="float" office:value="3690">
            <text:p>3690</text:p>
          </table:table-cell>
          <table:table-cell office:value-type="float" office:value="18">
            <text:p>18</text:p>
          </table:table-cell>
          <table:table-cell office:value-type="string">
            <text:p>G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Rot Bio</text:p>
          </table:table-cell>
          <table:table-cell office:value-type="string">
            <text:p>Ogg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870">
            <text:p>28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(Merl Cab Sauv) Saint-Estèphe Cru Bou</text:p>
          </table:table-cell>
          <table:table-cell office:value-type="string">
            <text:p>Chateau le Boscq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950">
            <text:p>2950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Dolomiti Rosso TAN SAI XVI Comete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NATSCH XVI Comete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MAX XIX</text:p>
          </table:table-cell>
          <table:table-cell office:value-type="string">
            <text:p>A.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.S, C.F., Merl Sondraia Rosso Sup</text:p>
          </table:table-cell>
          <table:table-cell office:value-type="string">
            <text:p>Poggio al Tesoro Bolgh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400">
            <text:p>10400</text:p>
          </table:table-cell>
          <table:table-cell office:value-type="float" office:value="4800">
            <text:p>4800</text:p>
          </table:table-cell>
          <table:table-cell office:value-type="float" office:value="18">
            <text:p>18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Pauillac 1er Cru</text:p>
          </table:table-cell>
          <table:table-cell office:value-type="string">
            <text:p>Chateau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02000">
            <text:p>102000</text:p>
          </table:table-cell>
          <table:table-cell office:value-type="float" office:value="54200">
            <text:p>542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Margaux 1er Cru</text:p>
          </table:table-cell>
          <table:table-cell office:value-type="string">
            <text:p>Chateau Margaux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02000">
            <text:p>102000</text:p>
          </table:table-cell>
          <table:table-cell office:value-type="float" office:value="48000">
            <text:p>48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. S., Mer, Cabe F Pet V. Pauillac 1er Cru</text:p>
          </table:table-cell>
          <table:table-cell office:value-type="string">
            <text:p>Chateau Mountan Rothschi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8000">
            <text:p>98000</text:p>
          </table:table-cell>
          <table:table-cell office:value-type="float" office:value="46000">
            <text:p>4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 Cab Sau, Merlot Pauillac 1er Cru</text:p>
          </table:table-cell>
          <table:table-cell office:value-type="string">
            <text:p>Chateau Pichon Ba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2000">
            <text:p>42000</text:p>
          </table:table-cell>
          <table:table-cell office:value-type="float" office:value="18250">
            <text:p>182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rappato di Vittoria Frappato</text:p>
          </table:table-cell>
          <table:table-cell office:value-type="string">
            <text:p>Tenuta Bastona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2800">
            <text:p>2800</text:p>
          </table:table-cell>
          <table:table-cell office:value-type="float" office:value="780">
            <text:p>780</text:p>
          </table:table-cell>
          <table:table-cell office:value-type="float" office:value="24">
            <text:p>24</text:p>
          </table:table-cell>
          <table:table-cell office:value-type="string">
            <text:p>I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Mayr Joseph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690">
            <text:p>4690</text:p>
          </table:table-cell>
          <table:table-cell office:value-type="float" office:value="1">
            <text:p>1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14">
            <text:p>1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.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Chaos Totl IGT</text:p>
          </table:table-cell>
          <table:table-cell office:value-type="string">
            <text:p>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7">
            <text:p>7</text:p>
          </table:table-cell>
          <table:table-cell office:value-type="string">
            <text:p>F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Alto Adige DOC</text:p>
          </table:table-cell>
          <table:table-cell office:value-type="string">
            <text:p>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1290">
            <text:p>1290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abernet Franc Altrovin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2240">
            <text:p>2240</text:p>
          </table:table-cell>
          <table:table-cell office:value-type="float" office:value="16">
            <text:p>16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Cabernet Franc Altrovin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DOC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2450">
            <text:p>2450</text:p>
          </table:table-cell>
          <table:table-cell office:value-type="float" office:value="9">
            <text:p>9</text:p>
          </table:table-cell>
          <table:table-cell office:value-type="string">
            <text:p>G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Quota 1000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200">
            <text:p>13200</text:p>
          </table:table-cell>
          <table:table-cell office:value-type="float" office:value="9500">
            <text:p>9500</text:p>
          </table:table-cell>
          <table:table-cell office:value-type="float" office:value="3">
            <text:p>3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Quota 1000</text:p>
          </table:table-cell>
          <table:table-cell office:value-type="string">
            <text:p>Gra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4500">
            <text:p>14500</text:p>
          </table:table-cell>
          <table:table-cell office:value-type="float" office:value="9500">
            <text:p>950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</text:p>
          </table:table-cell>
          <table:table-cell office:value-type="string">
            <text:p>De Bartoli Et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400">
            <text:p>5400</text:p>
          </table:table-cell>
          <table:table-cell office:value-type="float" office:value="2060">
            <text:p>2060</text:p>
          </table:table-cell>
          <table:table-cell office:value-type="float" office:value="8">
            <text:p>8</text:p>
          </table:table-cell>
          <table:table-cell office:value-type="string">
            <text:p>H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Contrada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600">
            <text:p>7600</text:p>
          </table:table-cell>
          <table:table-cell office:value-type="float" office:value="3400">
            <text:p>3400</text:p>
          </table:table-cell>
          <table:table-cell office:value-type="float" office:value="6">
            <text:p>6</text:p>
          </table:table-cell>
          <table:table-cell office:value-type="string">
            <text:p>H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zzon</text:p>
          </table:table-cell>
          <table:table-cell office:value-type="string">
            <text:p>W. 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2140">
            <text:p>2140</text:p>
          </table:table-cell>
          <table:table-cell office:value-type="float" office:value="18">
            <text:p>18</text:p>
          </table:table-cell>
          <table:table-cell office:value-type="string">
            <text:p>F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haler Hof</text:p>
          </table:table-cell>
          <table:table-cell office:value-type="string">
            <text:p>Maso Thaler 680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200">
            <text:p>72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>
            <text:p>F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940">
            <text:p>2940</text:p>
          </table:table-cell>
          <table:table-cell office:value-type="float" office:value="10">
            <text:p>10</text:p>
          </table:table-cell>
          <table:table-cell office:value-type="string">
            <text:p>F3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epp Hanni 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600">
            <text:p>11600</text:p>
          </table:table-cell>
          <table:table-cell office:value-type="float" office:value="5600">
            <text:p>5600</text:p>
          </table:table-cell>
          <table:table-cell office:value-type="float" office:value="4">
            <text:p>4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string">
            <text:p>F1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Aton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8200">
            <text:p>18200</text:p>
          </table:table-cell>
          <table:table-cell office:value-type="float" office:value="9600">
            <text:p>9600</text:p>
          </table:table-cell>
          <table:table-cell office:value-type="float" office:value="3">
            <text:p>3</text:p>
          </table:table-cell>
          <table:table-cell office:value-type="string">
            <text:p>E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om Lehm</text:p>
          </table:table-cell>
          <table:table-cell office:value-type="string">
            <text:p>Rohreg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950">
            <text:p>2950</text:p>
          </table:table-cell>
          <table:table-cell office:value-type="float" office:value="16">
            <text:p>16</text:p>
          </table:table-cell>
          <table:table-cell office:value-type="string">
            <text:p>E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patburgunder</text:p>
          </table:table-cell>
          <table:table-cell office:value-type="string">
            <text:p>Salw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2050">
            <text:p>2050</text:p>
          </table:table-cell>
          <table:table-cell office:value-type="float" office:value="23">
            <text:p>23</text:p>
          </table:table-cell>
          <table:table-cell office:value-type="string">
            <text:p>H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Chambolle Musigny Vieil V.</text:p>
          </table:table-cell>
          <table:table-cell office:value-type="string">
            <text:p>Lignier Miche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800">
            <text:p>8800</text:p>
          </table:table-cell>
          <table:table-cell office:value-type="float" office:value="3825">
            <text:p>3825</text:p>
          </table:table-cell>
          <table:table-cell office:value-type="float" office:value="6">
            <text:p>6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1er Cru Vosne Romanée</text:p>
          </table:table-cell>
          <table:table-cell office:value-type="string">
            <text:p>Aurélien Verd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9600">
            <text:p>19600</text:p>
          </table:table-cell>
          <table:table-cell office:value-type="float" office:value="8200">
            <text:p>8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osne-Romanèe V.V.</text:p>
          </table:table-cell>
          <table:table-cell office:value-type="string">
            <text:p>Aurélien Verd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3800">
            <text:p>13800</text:p>
          </table:table-cell>
          <table:table-cell office:value-type="float" office:value="6500">
            <text:p>6500</text:p>
          </table:table-cell>
          <table:table-cell office:value-type="float" office:value="6">
            <text:p>6</text:p>
          </table:table-cell>
          <table:table-cell office:value-type="string">
            <text:p>I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Pommard</text:p>
          </table:table-cell>
          <table:table-cell office:value-type="string">
            <text:p>Billard Pere &amp; Fil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oulsard Arbois</text:p>
          </table:table-cell>
          <table:table-cell office:value-type="string">
            <text:p>Domaine A. Guil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89">
            <text:p>1889</text:p>
          </table:table-cell>
          <table:table-cell office:value-type="float" office:value="28">
            <text:p>28</text:p>
          </table:table-cell>
          <table:table-cell office:value-type="string">
            <text:p>J4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giovese Caparsino</text:p>
          </table:table-cell>
          <table:table-cell office:value-type="string">
            <text:p>Capa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700">
            <text:p>2700</text:p>
          </table:table-cell>
          <table:table-cell office:value-type="float" office:value="18">
            <text:p>18</text:p>
          </table:table-cell>
          <table:table-cell office:value-type="string">
            <text:p>J5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Dolomit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130">
            <text:p>1130</text:p>
          </table:table-cell>
          <table:table-cell office:value-type="float" office:value="3">
            <text:p>3</text:p>
          </table:table-cell>
          <table:table-cell office:value-type="string">
            <text:p>G2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Firsi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Waldgries</text:p>
          </table:table-cell>
          <table:table-cell office:value-type="string">
            <text:p>Gries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50">
            <text:p>3050</text:p>
          </table:table-cell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Kerner Passito Nectaris</text:p>
          </table:table-cell>
          <table:table-cell office:value-type="string">
            <text:p>EKG.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2460">
            <text:p>246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osconi</text:p>
          </table:table-cell>
          <table:table-cell office:value-type="string">
            <text:p>Paruss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8000">
            <text:p>28000</text:p>
          </table:table-cell>
          <table:table-cell office:value-type="float" office:value="14400">
            <text:p>14400</text:p>
          </table:table-cell>
          <table:table-cell office:value-type="float" office:value="3">
            <text:p>3</text:p>
          </table:table-cell>
          <table:table-cell office:value-type="string">
            <text:p>MAG</text:p>
          </table:table-cell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 Kunststück</text:p>
          </table:table-cell>
          <table:table-cell office:value-type="string">
            <text:p>K.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600">
            <text:p>156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Frauenrigl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9600">
            <text:p>9600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e Cab. Franc Altrovino Bio</text:p>
          </table:table-cell>
          <table:table-cell office:value-type="string">
            <text:p>Costa Toscan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1800">
            <text:p>118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ello Mascalese Etna Rosso DOC</text:p>
          </table:table-cell>
          <table:table-cell office:value-type="string">
            <text:p>Pietradolc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1800">
            <text:p>11800</text:p>
          </table:table-cell>
          <table:table-cell office:value-type="float" office:value="5000">
            <text:p>5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halerhof</text:p>
          </table:table-cell>
          <table:table-cell office:value-type="string">
            <text:p>Maso Thal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4500">
            <text:p>4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 Nero Riserva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000">
            <text:p>14000</text:p>
          </table:table-cell>
          <table:table-cell office:value-type="float" office:value="5530">
            <text:p>55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azzon</text:p>
          </table:table-cell>
          <table:table-cell office:value-type="string">
            <text:p>K. Gottar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4640">
            <text:p>46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9600">
            <text:p>9600</text:p>
          </table:table-cell>
          <table:table-cell office:value-type="float" office:value="3750">
            <text:p>37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Weissburgunder Kunststück</text:p>
          </table:table-cell>
          <table:table-cell office:value-type="string">
            <text:p>K. 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5400">
            <text:p>154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Vitovska Origine</text:p>
          </table:table-cell>
          <table:table-cell office:value-type="string">
            <text:p>Vodopivec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600">
            <text:p>15600</text:p>
          </table:table-cell>
          <table:table-cell office:value-type="float" office:value="7000">
            <text:p>70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3L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30400">
            <text:p>30400</text:p>
          </table:table-cell>
          <table:table-cell office:value-type="float" office:value="13300">
            <text:p>13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pumante Brut Arunda</text:p>
          </table:table-cell>
          <table:table-cell office:value-type="string">
            <text:p>J. Reiterer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41000">
            <text:p>41000</text:p>
          </table:table-cell>
          <table:table-cell office:value-type="float" office:value="20520">
            <text:p>2052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